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fo:font-weight="bold" style:font-weight-asian="bold" style:font-weight-complex="bold"/>
    </style:style>
    <style:style style:name="T5" style:family="text">
      <style:text-properties style:font-name="Liberation Serif1" style:font-name-complex="Liberation Serif1"/>
    </style:style>
    <style:style style:name="T6" style:family="text">
      <style:text-properties style:font-name="Liberation Serif1" fo:font-style="italic" style:font-style-asian="italic" style:font-name-complex="Liberation Serif1" style:font-style-complex="italic"/>
    </style:style>
    <style:style style:name="T7" style:family="text">
      <style:text-properties style:font-name="Liberation Serif1" fo:font-weight="bold" style:font-weight-asian="bold" style:font-name-complex="Liberation Serif1" style:font-weight-complex="bold"/>
    </style:style>
    <style:style style:name="T8" style:family="text">
      <style:text-properties style:font-name="Liberation Serif1" style:font-name-asian="Liberation Serif1" style:font-name-complex="Liberation Serif1"/>
    </style:style>
    <style:style style:name="T9" style:family="text">
      <style:text-properties style:font-name="Liberation Serif1" fo:language="en" fo:country="US" fo:font-style="italic" style:font-style-asian="italic" style:font-name-complex="Liberation Serif1" style:font-style-complex="italic"/>
    </style:style>
    <style:style style:name="T10" style:family="text">
      <style:text-properties style:font-name="Liberation Serif1" fo:language="en" fo:country="US" style:font-name-complex="Liberation Serif1"/>
    </style:style>
    <style:style style:name="T11" style:family="text">
      <style:text-properties style:text-position="sub 58%" style:font-name="Liberation Serif1" style:font-name-complex="Liberation Serif1"/>
    </style:style>
    <style:style style:name="T12" style:family="text">
      <style:text-properties style:text-position="super 58%" style:font-name="Liberation Serif1" style:font-name-complex="Liberation Serif1"/>
    </style:style>
    <style:style style:name="T13" style:family="text">
      <style:text-properties officeooo:rsid="000f4d95"/>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draw:frame draw:style-name="fr1" draw:name="Image6" text:anchor-type="char" svg:width="6.9252in" svg:height="0.3661in" draw:z-index="1"><draw:image xlink:href="Pictures/1000000000000B720000009B428C9716555D8079.png" xlink:type="simple" xlink:show="embed" xlink:actuate="onLoad" loext:mime-type="image/png"/></draw:frame>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p>
      <text:p text:style-name="Standard_20__28_user_29_">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Standard_20__28_user_29_">–<text:span text:style-name="T2"> </text:span>У нас их называют «служащими,»– отвечает Роджер,– 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p>
      <text:p text:style-name="Standard_20__28_user_29_">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text:p>
      <text:p text:style-name="Standard_20__28_user_29_">–<text:span text:style-name="T2"> </text:span>Бедный Роджер, бедный ягнёночек, попал на такую бяку войну.</text:p>
      <text:p text:style-name="Standard_20__28_user_29_">–<text:span text:style-name="T2"> </text:span>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text:p>
      <text:p text:style-name="Standard_20__28_user_29_">–<text:span text:style-name="T2"> <text:s/></text:span>Бобёр.</text:p>
      <text:p text:style-name="Standard_20__28_user_29_">–<text:span text:style-name="T2"> </text:span>Точно, и весь тот превосходный боевой дух, которым вы так славитесь, но что-то не слыхать, чтоб вы сбивали <text:span text:style-name="T1">ракеты</text:span>, ха-ха!– выдаёт свою самую злую улыбку, жмуря глаза и наморщив нос,– больше, чем я, больше, чем Пойнтсмен, ну, и кто <text:span text:style-name="T1">теперь</text:span> лучше кого, дорогуша?– подпрыгивает вверх-вниз на коже сиденья.</text:p>
      <text:p text:style-name="Standard_20__28_user_29_">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 text:style-name="T1">Нам по пути. </text:span>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p>
      <text:p text:style-name="Standard_20__28_user_29_">И случались моменты, особенно в последнее время—когда лицом к лицу, что никак не отличить которое из них чьё. Оба одновременно чувствовали странное недоумение… как если нежданно видишь себя в зеркале… 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p>
      <text:p text:style-name="Standard_20__28_user_29_">Это случилось как то, что в Голливуде называют «крутым знакомством», в Танбридж-Веллз, в его сердцевине 18-го столетия, Роджер гнал свой подержанный Ягуар, а Джессика на обочине <text:soft-page-break/>неотразимо борола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p>
      <text:p text:style-name="Standard_20__28_user_29_">–<text:span text:style-name="T2"> </text:span>Ну, ты даёшь, красавица,– провизжав тормозами,– Тут тебе не закулисье старой Мельницы, знаешь ли.</text:p>
      <text:p text:style-name="Standard_20__28_user_29_">Она знала. «Гм,»– упавшая прядка, щекоча её нос, добавила больше, чем обычно, едкости в её ответ:– «Я не знала, что маленьких мальчиков пускают в такие места».</text:p>
      <text:p text:style-name="Standard_20__28_user_29_">–<text:span text:style-name="T2"> </text:span>Как я вижу,– уже научившись не замечать подобных замечаний по поводу его внешности,– девочкам из твоего звена скаутов, ещё никто не позвонил.</text:p>
      <text:p text:style-name="Standard_20__28_user_29_">–<text:span text:style-name="T2"> </text:span>Мне двадцать.</text:p>
      <text:p text:style-name="Standard_20__28_user_29_">–<text:span text:style-name="T2"> </text:span>Ура, тогда имеешь полное право прокатиться на этом Ягуаре аж до Лондона.</text:p>
      <text:p text:style-name="Standard_20__28_user_29_">–<text:span text:style-name="T2"> </text:span>Мне в другую сторон. Почти в Гастингс.</text:p>
      <text:p text:style-name="Standard_20__28_user_29_">–<text:span text:style-name="T2"> </text:span>Ну, тогда туда и обратно.</text:p>
      <text:p text:style-name="Standard_20__28_user_29_">Убирая волосы со своего лица:– А твоя мама знает, как ты себя ведёшь <text:span text:style-name="T1">не</text:span> дома?</text:p>
      <text:p text:style-name="Standard_20__28_user_29_">–<text:span text:style-name="T2"> </text:span>Моя мама война,– провозглашает Роджер Мехико, склоняясь, чтобы открыть дверь.</text:p>
      <text:p text:style-name="Standard_20__28_user_29_">–<text:span text:style-name="T2"> </text:span>Это странно слышать,– маленькая заляпанная туфелька повременила на подножке.</text:p>
      <text:p text:style-name="Standard_20__28_user_29_">–<text:span text:style-name="T2"> </text:span>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p>
      <text:p text:style-name="Standard_20__28_user_29_">И тут падает ракета. Круто, круто. 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p>
      <text:p text:style-name="Standard_20__28_user_29_">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text:p>
      <text:p text:style-name="Standard_20__28_user_29_">–<text:span text:style-name="T2"> </text:span>Я в твоей власти,– <text:s/>вскрикивает она.– <text:span text:style-name="T1">Полностью</text:span>.</text:p>
      <text:p text:style-name="Standard_20__28_user_29_">–<text:span text:style-name="T2"> </text:span>Гм,– Роджер наконец-то справляется с коробкой передач и, танцуя по педалям, уфыркивает, фррр, в сторону Лондона. Но Джессика не в его власчти.</text:p>
      <text:p text:style-name="Standard_20__28_user_29_">Ну, а война, она и <text:span text:style-name="T1">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p>
      <text:p text:style-name="Standard_20__28_user_29_">И потом эта явная потребность каждого из них, которая его просто бесит… Ладно, это и <text:span text:style-name="T1">его</text:span> потребность тоже. Но разве возможно подвести научную основу под что-либо «духовное» когда <text:soft-page-break/>тобою правит собственная смертность, как раз вне статистического исчисления квадратов чи, покуда листаются карты Зенера, в паузах между глухими, напряжёнными словами медиума? 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бомбардировщиков… да <text:span text:style-name="T1">что угодно</text:span> вместо этого неблагодарного барахтанья в делах недосягаемой Смерти….</text:p>
      <text:p text:style-name="Standard_20__28_user_29_">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Standard_20__28_user_29_">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text:s/>для пожарников… <text:span text:style-name="T1">нет, пожалуйста, не лезьте на меня с этим Шлангом… о, нет… ну хотя бы сняли эти жуткие резиновые сапожищи… а да да так</text:span>—</text:p>
      <text:p text:style-name="Standard_20__28_user_29_">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p>
      <text:p text:style-name="Standard_20__28_user_29_">–<text:span text:style-name="T2"> </text:span>Кто они?</text:p>
      <text:p text:style-name="Standard_20__28_user_29_">Роджер пожимает плечами, «они» для них достаточно:– Не слишком дружелюбная компашка.</text:p>
      <text:p text:style-name="Standard_20__28_user_29_">–<text:span text:style-name="T2"> </text:span>Кто бы говорил!– <text:s/>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p>
      <text:p text:style-name="Standard_20__28_user_29_">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text:p>
      <text:p text:style-name="Standard_20__28_user_29_">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1">энную</text:span> жертву, или часть <text:span text:style-name="T1">энной</text:span> жертвы из <text:span text:style-name="T1">энной</text:span> груды обломков, сказал он ей однажды, злой, усталый, это уже перестало его задевать… значение<text:span text:style-name="T1"> эн</text:span> может быть разным для каждого из нас, но, извини меня: рано или поздно….</text:p>
      <text:p text:style-name="Standard_20__28_user_29_">И помимо изнеможения от всего есть ещё и это. 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p>
      <text:p text:style-name="Standard_20__28_user_29_">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text:soft-page-break/>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ольше, чем пропаганда когда-либо требовала от них. Они любят друг друга. Пошла эта война на хуй.</text:p>
      <text:p text:style-name="Standard_20__28_user_29_"><draw:frame draw:style-name="fr1" draw:name="Image7" text:anchor-type="char" svg:width="6.9252in" svg:height="0.3661in" draw:z-index="2"><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p>
      <text:p text:style-name="Standard_20__28_user_29_">Идёт дождь, ветер едва пошевеливается. Приносит какой-то непонятный для него запах, ему в жизни не приходилось и близко быть к лаборатории.</text:p>
      <text:p text:style-name="Standard_20__28_user_29_">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p>
      <text:p text:style-name="Standard_20__28_user_29_">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ще в погребе. Невозможно всунуться в унитаз даже чтоб развязать его ёбаный <text:span text:style-name="T1">ботинок</text:span>….</text:p>
      <text:p text:style-name="Standard_20__28_user_29_">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затем прихрамывая, побрякивая, отправляется обратно к машине за помощью молодого Мехико, который, как он надеется, не забыл привезти электрический фонарик….</text:p>
      <text:p text:style-name="Standard_20__28_user_29_">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целевшего дома, от которого начинаются развалины. Если он с доктором перекинулись словом,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text:soft-page-break/>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беззащитная вещица… ждёт в ночи под дождём свою владелицу, чтобы вся комната собралась опять вокруг воедино….</text:p>
      <text:p text:style-name="Standard_20__28_user_29_">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p>
      <text:p text:style-name="Standard_20__28_user_29_">–<text:span text:style-name="T2"> </text:span>Обниматься?– Роджер вот-вот завопит.– <text:span text:style-name="T1">Обниматься?</text:span></text:p>
      <text:p text:style-name="Standard_20__28_user_29_">–<text:span text:style-name="T2"> </text:span>Мехико.– Это доктор опять, на ноге унитаз, вязаный шлем перекошен.</text:p>
      <text:p text:style-name="Standard_20__28_user_29_">–<text:span text:style-name="T2"> </text:span>Опаньки! Ходить не мешает? Наверняка, да… сюда, просуньте в дверь, ага, так, хорошо,– <text:s text:c="2"/>закрыв обратно дверь вокруг лодыжки Пойнтсмена, Роджер привалился к бедру Джессики,– теперь тяните, со всей силы, как можете.</text:p>
      <text:p text:style-name="Standard_20__28_user_29_">Думая <text:span text:style-name="T1">молодой прохиндей</text:span> и <text:span text:style-name="T1">издевается придурок, </text:span>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парень, отыскивает заглушку картера, когда Пойнтсмен, наконец, может выговорить:– Нет <text:span text:style-name="T1">времени</text:span>, Мехико, он убежит, он убежит.</text:p>
      <text:p text:style-name="Standard_20__28_user_29_">–<text:span text:style-name="T2"> </text:span>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text:p>
      <text:p text:style-name="Standard_20__28_user_29_">–<text:span text:style-name="T2"> </text:span>Ради бога,– Пойнтсмен бухает вслед за ним в развалины,– <text:span text:style-name="T4"><text:s/></text:span>не напугайте его, Мехико, тут не сафари в Кении, он нужен нам близким к норме, насколько возможно.</text:p>
      <text:p text:style-name="Standard_20__28_user_29_">К норме? <text:span text:style-name="T1">К норме?</text:span></text:p>
      <text:p text:style-name="Standard_20__28_user_29_">–<text:span text:style-name="T2"> </text:span>Ясно<text:span text:style-name="T1">,</text:span>– откликается Роджер, сигналя ему фонариком, короткий-длинный-короткий.</text:p>
      <text:p text:style-name="Standard_20__28_user_29_">–<text:span text:style-name="T2"> </text:span>Посмотрим,– бормочет Джессика, на цыпочках за ними следом.</text:p>
      <text:p text:style-name="Standard_20__28_user_29_">–<text:span text:style-name="T2"> </text:span>Давай, приятель,– уговаривает Роджер,– тут для тебя бутылочка <text:span text:style-name="T1">эфира</text:span>.– <text:s/>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 Так это ж м-с Насбом!– вскрикивает Роджер, точь-в-точь как это делает Фред Ален передачах Би-Би-Си, по средам.</text:p>
      <text:p text:style-name="Standard_20__28_user_29_">–<text:span text:style-name="T2"> </text:span>А шо, ты може думал шо то <text:span text:style-name="T1">Лесси</text:span>?– отвечает пёс.</text:p>
      <text:p text:style-name="Standard_20__28_user_29_">Роджер чувствует крепкий запах паров эфира, начиная свой осторожный спуск в погреб.– <text:span text:style-name="T1">Давай</text:span>,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 text:style-name="T1">губку</text:span>!–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text:soft-page-break/>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p>
      <text:p text:style-name="Standard_20__28_user_29_">–<text:span text:style-name="T2"> </text:span>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Standard_20__28_user_29_">–<text:span text:style-name="T2"> </text:span>Мехико-о-о-о,– чуть не плача.</text:p>
      <text:p text:style-name="Standard_20__28_user_29_">–<text:span text:style-name="T2"> </text:span>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Standard_20__28_user_29_">–<text:span text:style-name="T2"> </text:span>Эй!– Орёт постовой:– Вы! Идиоты! Подальше от той стенки. Она ни на чём не держится.</text:p>
      <text:p text:style-name="Standard_20__28_user_29_">–<text:span text:style-name="T2"> </text:span>Сигаретка найдётся?– спрашивает Джессика.</text:p>
      <text:p text:style-name="Standard_20__28_user_29_">–<text:span text:style-name="T2"> </text:span>Он щас пабежит,– вскрикивает Роджер.</text:p>
      <text:p text:style-name="Standard_20__28_user_29_">–<text:span text:style-name="T2"> </text:span>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Standard_20__28_user_29_">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p>
      <text:p text:style-name="Standard_20__28_user_29_">–<text:span text:style-name="T2"> </text:span>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Standard_20__28_user_29_">–<text:span text:style-name="T2"> </text:span>Убирайтесь оттуда!– <text:s/>орёт постовой. Но усилия парочки под сеткой лишь раскачивают стенку всё сильнее.</text:p>
      <text:p text:style-name="Standard_20__28_user_29_">–<text:span text:style-name="T2"> </text:span>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Standard_20__28_user_29_">–<text:span text:style-name="T2"> </text:span>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Standard_20__28_user_29_">–<text:span text:style-name="T2"> <text:s/></text:span>Он убежал в ту улицу,– <text:s/>сообщает она, помогая им выпутаться из сетки.</text:p>
      <text:p text:style-name="Standard_20__28_user_29_">–<text:span text:style-name="T2"> </text:span>Ладно,– <text:s/>вздыхает доктор,– это не имеет значения.</text:p>
      <text:p text:style-name="Standard_20__28_user_29_">–<text:span text:style-name="T2"> </text:span>Да, но только начали,– <text:s/>доносится от Роджера.</text:p>
      <text:p text:style-name="Standard_20__28_user_29_">–<text:span text:style-name="T2"> </text:span>Нет, нет. Достаточно.</text:p>
      <text:p text:style-name="Standard_20__28_user_29_">–<text:span text:style-name="T2"> </text:span>Но чем тогда вам заменить собаку?</text:p>
      <text:p text:style-name="Standard_20__28_user_29_">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Standard_20__28_user_29_">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text:soft-page-break/>больше, чем его содействие, его добрая воля. Доктору нужен <text:span text:style-name="T1">он сам</text:span>. Как кому-то хочется собаку редкой породы….</text:p>
      <text:p text:style-name="Standard_20__28_user_29_">Тогда зачем он тут, помогая умыкнуть ещё одну собаку? Какой ещё настолько чокнутый незнакомец сидит в нём—</text:p>
      <text:p text:style-name="Standard_20__28_user_29_">–<text:span text:style-name="T2"> </text:span>Вы возвращаетесь сегодня, доктор? Мне нужно ещё подвезти юную леди.</text:p>
      <text:p text:style-name="Standard_20__28_user_29_">Нет, останусь в городе, а вы можете отогнать машину обратно. Мне нужно поговорить с д-ром Спектро.</text:p>
      <text:p text:style-name="Standard_20__28_user_29_">Сейчас они приближаются к длинной кирпичной импровизации, 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p>
      <text:p text:style-name="Standard_20__28_user_29_">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p>
      <text:p text:style-name="Standard_20__28_user_29_">Роджер и Джессика оставляют доктора у бокового входа, в котором он тает, не оставляя ничего кроме дождя, что льётся со всех скатов и завитков в надписи на перемычке.</text:p>
      <text:p text:style-name="Standard_20__28_user_29_">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text:p>
      <text:p text:style-name="Standard_20__28_user_29_"><draw:frame draw:style-name="fr1" draw:name="Image8" text:anchor-type="char" svg:width="6.9252in" svg:height="0.3661in" draw:z-index="3"><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аннуляцию ночи.</text:p>
      <text:p text:style-name="Standard_20__28_user_29_">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у (это его общее имя для любого пациента—дай три круга бегом вокруг здания, 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p>
      <text:p text:style-name="Standard_20__28_user_29_">–<text:span text:style-name="T2"> </text:span>Не <text:span text:style-name="T1">очень</text:span> хорошо выглядишь.</text:p>
      <text:p text:style-name="Standard_20__28_user_29_"><text:soft-page-break/>–<text:span text:style-name="T2"> </text:span>А, этот старый ублюдок, он меня выве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понять… всегда подбросит какой-нибудь свой… старческий сюрпризик.</text:p>
      <text:p text:style-name="Standard_20__28_user_29_">–<text:span text:style-name="T2"> </text:span>Так это возраст такой, Право же.</text:p>
      <text:p text:style-name="Standard_20__28_user_29_">–<text:span text:style-name="T2"> </text:span>Ну, это <text:s/>я б ещё стерпел, но он такой, чёрт побери—такой <text:span text:style-name="T1">ублюдок</text:span>, он никогда не <text:span text:style-name="T1">спит</text:span>, он <text:span text:style-name="T1">придумывает</text:span> как ещё…</text:p>
      <text:p text:style-name="Standard_20__28_user_29_">–<text:span text:style-name="T2"> </text:span>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 text:style-name="T1">самодовольство….</text:span></text:p>
      <text:p text:style-name="Standard_20__28_user_29_">С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Standard_20__28_user_29_">–<text:span text:style-name="T2"> </text:span>Мне это не нравится, Пойнтсмен. Если уж спрашиваешь.</text:p>
      <text:p text:style-name="Standard_20__28_user_29_">–<text:span text:style-name="T2"> </text:span>Почему нет?– <text:s/>Молчание.– <text:s/>Неэтично?</text:p>
      <text:p text:style-name="Standard_20__28_user_29_">–<text:span text:style-name="T2"> <text:s/></text:span>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text:p>
      <text:p text:style-name="Standard_20__28_user_29_">–<text:span text:style-name="T2"> </text:span>Этот Слотроп. Ты знаешь о нём. Даже Мехико считает… о, самый обычный. Предзнание. Психокинез. У них свои проблемы, в <text:span text:style-name="T1">той</text:span> шарашке… но предположим, у тебя появился бы шанс изучить по настоящему классический случай… некоей патологии, отличный пример механизма….</text:p>
      <text:p text:style-name="Standard_20__28_user_29_">В одну из таких ночей Спектро спросил:– Если бы он не был одним из подопечных Ласло Джамфа, твой интерес к нему был бы столь же настойчив?</text:p>
      <text:p text:style-name="Standard_20__28_user_29_">–<text:span text:style-name="T2"> </text:span>Ну, конечно.</text:p>
      <text:p text:style-name="Standard_20__28_user_29_">–<text:span text:style-name="T2"> <text:s/></text:span>Гмм.</text:p>
      <text:p text:style-name="Standard_20__28_user_29_">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Standard_20__28_user_29_">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p>
      <text:p text:style-name="Standard_20__28_user_29_">Спектро качает головой:– Ты ставишь реакцию прежде стимула.</text:p>
      <text:p text:style-name="Standard_20__28_user_29_">–<text:span text:style-name="T2"> </text:span>Вовсе нет. Сам подумай. Он гуляет и может ч<text:span text:style-name="T1">увствовать их приближение</text:span> за несколько дней. Но это рефлекс. Реакция на что-то пребывающее вокруг<text:span text:style-name="T1">. </text:span>С нашим слишком грубым строением, мы не в состоянии ощутить это, а <text:span text:style-name="T1">Слотроп</text:span> <text:span text:style-name="T1">может</text:span>.</text:p>
      <text:p text:style-name="Standard_20__28_user_29_">–<text:span text:style-name="T2"> </text:span>Но это и есть экстрасенсорность.</text:p>
      <text:p text:style-name="Standard_20__28_user_29_">–<text:span text:style-name="T2"> </text:span>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 text:style-name="T1">в лабораторию</text:span>—особенно в наших экспериментах по неврозам… один вид испытательного стенда, лаборанта, случайная <text:soft-page-break/>тень, лёгкий сквозняк, какой-то намёк, который нам никак не определить, оказывается достаточным, чтоб привести её в сумеречность.</text:p>
      <text:p text:style-name="Standard_20__28_user_29_">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Standard_20__28_user_29_">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Standard_20__28_user_29_">…<text:span text:style-name="T2"> </text:span>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 text:style-name="T1">я не знаю, док, наверно я отключился а как пришёл в себя её уже не было вокруг всё горело моя вся голова в дыму… </text:span>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p>
      <text:p text:style-name="Standard_20__28_user_29_">…<text:span text:style-name="T2"> </text:span>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 text:style-name="T1">деполяризацию</text:span>,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 text:style-name="T1">откуда мне знать, доктор, что я очнусь?</text:span> и ответ <text:span text:style-name="T1">доверься нам,</text:span>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p>
      <text:p text:style-name="Standard_20__28_user_29_">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Standard_20__28_user_29_">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искушающе лежат они рядами на своих железных койках, в девственных простынях, такие безыскусно эротичные милашки….</text:p>
      <text:p text:style-name="Standard_20__28_user_29_">Автобусная станция Св. Вероники, их раздорожье (по прибытии на эту имитацию паркета с нашлёпками жевательной резинки зашмыганной до черноты, с пятнами ночной блевотины, светло-жёлтой, прозрачной как флюиды богов, 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p>
      <text:p text:style-name="Standard_20__28_user_29_">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text:soft-page-break/>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p>
      <text:p text:style-name="Standard_20__28_user_29_">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p>
      <text:p text:style-name="Standard_20__28_user_29_">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p>
      <text:p text:style-name="Standard_20__28_user_29_">Уже, сам по себе, приходит ответ, в какой-то момент безликое бластоблаблу, но уже следующий разворачивается, приобретая формы….</text:p>
      <text:p text:style-name="Standard_20__28_user_29_">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Standard_20__28_user_29_">–<text:span text:style-name="T2"> </text:span>Тебе следовало бы предложить мне парочку, в таком случае—ты серьёзно?—гигантских осьминогов.– Доктора в упор смотрят друг на друга.</text:p>
      <text:p text:style-name="Standard_20__28_user_29_">–<text:span text:style-name="T2"> </text:span>Мне интересно что бы ты делал.</text:p>
      <text:p text:style-name="Standard_20__28_user_29_">–<text:span text:style-name="T2"> </text:span>Мне тоже.</text:p>
      <text:p text:style-name="Standard_20__28_user_29_">–<text:span text:style-name="T2"> </text:span>Возьми осьминога. Он имеет в виду «оставь Слотропа»? Напряжённый момент.</text:p>
      <text:p text:style-name="Standard_20__28_user_29_">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говоря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text:soft-page-break/>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 text:style-name="T1">кто-нибудь</text:span> смог жить с такой тварью?</text:p>
      <text:p text:style-name="Standard_20__28_user_29_">–<text:span text:style-name="T2"> </text:span>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text:span text:style-name="T1">не лают!</text:span></text:p>
      <text:p text:style-name="Standard_20__28_user_29_">–<text:span text:style-name="T2"> </text:span>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Standard_20__28_user_29_">–<text:span text:style-name="T2"> </text:span>Их можно обучить чему угодно.</text:p>
      <text:p text:style-name="Standard_20__28_user_29_">–<text:span text:style-name="T2"> </text:span>Спектро, вы не дьявол,– вглядываясь внимательнее,– <text:s/>или всё же? Вам известно, мы нацелены на звуковые стимулы, весь упор этой программы по Слотропу <text:span text:style-name="T1">должен быть</text:span> на <text:span text:style-name="T1">реверсивно</text:span>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p>
      <text:p text:style-name="Standard_20__28_user_29_">–<text:span text:style-name="T2"> </text:span>Свечение.</text:p>
      <text:p text:style-name="Standard_20__28_user_29_">–<text:span text:style-name="T2"> </text:span>Чего?</text:p>
      <text:p text:style-name="Standard_20__28_user_29_">–<text:span text:style-name="T2"> <text:s/></text:span>Огненно красный шар. Падает как метеор.</text:p>
      <text:p text:style-name="Standard_20__28_user_29_">–<text:span text:style-name="T2"> </text:span>Чепуха.</text:p>
      <text:p text:style-name="Standard_20__28_user_29_">–<text:span text:style-name="T2"> </text:span>Гверхидви однажды видел такой среди ночью, над Дептфордом.</text:p>
      <text:p text:style-name="Standard_20__28_user_29_">–<text:span text:style-name="T2"> </text:span>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 text:style-name="T1">Чёрт побери</text:span>. Хотя бы одну <text:span text:style-name="T1">лисичку!</text:span></text:p>
      <text:p text:style-name="Standard_20__28_user_29_"><draw:frame draw:style-name="fr1" draw:name="Image9" text:anchor-type="char" svg:width="6.9252in" svg:height="0.3661in" draw:z-index="4"><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p>
      <text:p text:style-name="Standard_20__28_user_29_">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Standard_20__28_user_29_">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text:soft-page-break/>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text:p>
      <text:p text:style-name="Standard_20__28_user_29_">Может им лучше перейти на отели, на заполнение форм, на проверку наличия фотокамер и биноклей? 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p>
      <text:p text:style-name="Standard_20__28_user_29_">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text:p>
      <text:p text:style-name="Standard_20__28_user_29_">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text:s/>держаться…</text:p>
      <text:p text:style-name="Standard_20__28_user_29_">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Standard_20__28_user_29_">–<text:span text:style-name="T2"> </text:span>Почему твои уравнения только для ангелов, Роджер? Почему <text:span text:style-name="T1">мы</text:span> не можем снизу повлиять?Какое-нибудь уравнение, чтоб мы <text:s/>смогли найти более безопасное место?</text:p>
      <text:p text:style-name="Standard_20__28_user_29_">–<text:span text:style-name="T2"> </text:span>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 не <text:s/>доходит.</text:p>
      <text:p text:style-name="Standard_20__28_user_29_">Ракеты распределяются 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p>
      <text:p text:style-name="Standard_20__28_user_29_">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Standard_20__28_user_29_">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text:soft-page-break/>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p>
      <text:p text:style-name="Standard_20__28_user_29_">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p>
      <text:p text:style-name="Standard_20__28_user_29_">–<text:span text:style-name="T2"> </text:span>А вы могли бы… <text:span text:style-name="T1">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text:p>
      <text:p text:style-name="Standard_20__28_user_29_">–<text:span text:style-name="T2"> </text:span>Нет.</text:p>
      <text:p text:style-name="Standard_20__28_user_29_">–<text:span text:style-name="T2"> </text:span>Но позвольте—</text:p>
      <text:p text:style-name="Standard_20__28_user_29_">–<text:span text:style-name="T2"> </text:span>Любой квадрат может быть ударен снова. Попадания не мешают друг другу. Средняя плотность величина постоянная.</text:p>
      <text:p text:style-name="Standard_20__28_user_29_">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Standard_20__28_user_29_">–<text:span text:style-name="T2"> </text:span>Но квадраты, которые уже получили несколько попаданий, я имею в виду—</text:p>
      <text:p text:style-name="Standard_20__28_user_29_">–<text:span text:style-name="T2"> </text:span>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p>
      <text:p text:style-name="Standard_20__28_user_29_">Сказать такое последователю Павлова. 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 text:style-name="T1">поколение</text:span>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text:p>
      <text:p text:style-name="Standard_20__28_user_29_">–<text:span text:style-name="T2"> </text:span>Римляне,– Роджер и его преподобие д-р Де ла Нут однажды вечером напились вместе,–древне-римские священники клали решето на дорогу, а потом следили стебликакой травы прорастают сквозь дырки.</text:p>
      <text:p text:style-name="Standard_20__28_user_29_"><text:soft-page-break/>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 посмотрим…</text:p>
      <text:p text:style-name="Standard_20__28_user_29_">–<text:span text:style-name="T2"> </text:span>Ехико,– подавшись вперёд с явной враждебностью.– Проросшие стебли они применяли для лечения больных. У них решето было очеь священным предметом. А что вы сделаете со своим, которо наложили поверх Лондона? Как вы используете то, что растёт в вашей сети смертей?</text:p>
      <text:p text:style-name="Standard_20__28_user_29_">–<text:span text:style-name="T2"> </text:span>Я вас не понимаю.–Это всего лишь уравнение….</text:p>
      <text:p text:style-name="Standard_20__28_user_29_">Роджер вправду хочет, чтобы другим <text:s/>было понятно о чём от говорит. Джессика знает это. Когда они не понимают, <text:s text:c="2"/>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p>
      <text:p text:style-name="Standard_20__28_user_29_">–<text:span text:style-name="T2"> </text:span>Но так не честно.</text:p>
      <text:p text:style-name="Standard_20__28_user_29_">–<text:span text:style-name="T2"> </text:span>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Standard_20__28_user_29_">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text:s/>Ну. Прекрати.</text:p>
      <text:p text:style-name="Standard_20__28_user_29_">–<text:span text:style-name="T2"> </text:span>Иногда...–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p>
      <text:p text:style-name="Standard_20__28_user_29_">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Standard_20__28_user_29_">–<text:span text:style-name="T2"> </text:span>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p>
      <text:p text:style-name="Standard_20__28_user_29_">–<text:span text:style-name="T2"> </text:span>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text:p>
      <text:p text:style-name="Standard_20__28_user_29_">–<text:span text:style-name="T2"> </text:span>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p>
      <text:p text:style-name="Standard_20__28_user_29_">–<text:span text:style-name="T2"> </text:span>Я знала, что ты рассердишься,– <text:s/>пробормотала она.</text:p>
      <text:p text:style-name="Standard_20__28_user_29_">–<text:span text:style-name="T2"> </text:span>Я не сержусь. Нисколько.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text:soft-page-break/>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полных лунатиков,»– Джессика, вздыхая о боже, подтягивает свои красивые ноги вверх на кресло,– «они верят в жизнь после смерти, о связи от-сознания-к-сознанию, в пророчества, ясновидение, телепортацию—они <text:span text:style-name="T1">верят</text:span>, Джес! и—и—,»– что-то не даёт ему говорить. Она забывает о своём раздражении, подымается из кресла с узором из набухших капель, чтобы обнять его <text:span text:style-name="T1">и как она знает</text:span>,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p>
      <text:p text:style-name="Standard_20__28_user_29_"><text:span text:style-name="T1">От-сознания-к-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p>
      <text:p text:style-name="Standard_20__28_user_29_">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Standard_20__28_user_29_">–<text:span text:style-name="T2"> </text:span>Как это всё было? До войны?– <text:s/>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p>
      <text:p text:style-name="Standard_20__28_user_29_">–<text:span text:style-name="T2"> </text:span>Ну, в общем,– скрипучим голосом старого пердуна, парализованная рука тянется щипнуть её за грудь самым мерзкоим образом, какой он знает,– это, девонька, зависит от того <text:span text:style-name="T1">какую</text:span> войну, ты <text:span text:style-name="T1">имеешь в виду</text:span>.– И вот она подходит, слюна в уголке его нижней губы собирается, ве, и капает тонкой белесой ниточкой, он такой умный, натренировал все самые гадкие гадости….</text:p>
      <text:p text:style-name="Standard_20__28_user_29_">–<text:span text:style-name="T2"> </text:span>Брось, Роджер. Я серьёзно. Я не помню.– 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 text:style-name="T1">Мама, что тут</text:span>… огурцы и лук на разделочной доске, цветки дикой моркови, взбрызги сияюще жёлтого, в тёмной, очень зелёной лужайке и его голос—</text:p>
      <text:p text:style-name="Standard_20__28_user_29_">–<text:span text:style-name="T2"> </text:span>Я помню только, что это было глупо. Просто потрясающе глупо. Ничего не происходило. Ах, да Эдвард VIII отрёкся. Он полюбил—</text:p>
      <text:p text:style-name="Standard_20__28_user_29_">–<text:span text:style-name="T2"> </text:span>Это я знаю. Читаю журналы. Но на что это было <text:span text:style-name="T1">похоже</text:span>?</text:p>
      <text:p text:style-name="Standard_20__28_user_29_">–<text:span text:style-name="T2"> </text:span>Просто… да просто чертовски глупо. И всё. Переживали о вещай, которые вообще—Джес, ты вправду не помнишь?</text:p>
      <text:p text:style-name="Standard_20__28_user_29_"><text:soft-page-break/>Игры, фартучки, подружки, 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p>
      <text:p text:style-name="Standard_20__28_user_29_">–<text:span text:style-name="T2"> </text:span>Ничего такого, что пропало бы полностью, чего я больше не смогу найти.</text:p>
      <text:p text:style-name="Standard_20__28_user_29_">–<text:span text:style-name="T2"> </text:span>Даже так. А по <text:span text:style-name="T1">моим</text:span> воспоминаниям—</text:p>
      <text:p text:style-name="Standard_20__28_user_29_">–<text:span text:style-name="T2"> <text:s/></text:span>Ну, и?– Они оба улыбаются.</text:p>
      <text:p text:style-name="Standard_20__28_user_29_">–<text:span text:style-name="T2"> </text:span>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p>
      <text:p text:style-name="Standard_20__28_user_29_">–<text:span text:style-name="T2"> </text:span>А кто-то постоянно плачет, уа, уа...,–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p>
      <text:p text:style-name="Standard_20__28_user_29_">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Standard_20__28_user_29_">Сердца их колотятся. Барабанные перепонки напряжены болезненным звоном сверхдавления. Невидимый поезд громыхает прочь над крышей….</text:p>
      <text:p text:style-name="Standard_20__28_user_29_">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T1">а попробуй-ка пощекотать меня</text:span>….</text:p>
      <text:p text:style-name="Standard_20__28_user_29_"><draw:frame draw:style-name="fr1" draw:name="Image10" text:anchor-type="char" svg:width="6.9252in" svg:height="0.3661in" draw:z-index="5"><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3">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text:soft-page-break/>Такого не случалось.</text:p>
      <text:p text:style-name="indent-big">Пар<text:span text:style-name="T13">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3">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text:soft-page-break/>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text:soft-page-break/>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text:soft-page-break/>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text:soft-page-break/>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text:soft-page-break/>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text:soft-page-break/>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oft-page-break/><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6"><draw:image xlink:href="Pictures/1000000000000B720000009B428C9716555D8079.png" xlink:type="simple" xlink:show="embed" xlink:actuate="onLoad" loext:mime-type="image/png"/></draw:frame>«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oft-page-break/>–<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7"><draw:image xlink:href="Pictures/1000000000000B720000009B428C9716555D8079.png" xlink:type="simple" xlink:show="embed" xlink:actuate="onLoad" loext:mime-type="image/png"/></draw:frame>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oft-page-break/>–<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text:soft-page-break/>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text:soft-page-break/>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text:soft-page-break/>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text:soft-page-break/>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text:soft-page-break/>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oft-page-break/>–<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8"><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5">§ 6.72</text:span></text:span></text:p>
      <text:p text:style-name="center-norm"><text:span text:style-name="Source_20_Text"><text:span text:style-name="T5">«Невежа Недоросль», Найлан Смит Прес,</text:span></text:span></text:p>
      <text:p text:style-name="center-norm"><text:span text:style-name="Source_20_Text"><text:span text:style-name="T5">Кембридж (Массач.) 1933</text:span></text:span></text:p>
      <text:p text:style-name="center-norm"/>
      <text:p text:style-name="Standard_20__28_user_29_"><text:span text:style-name="Source_20_Text"><text:span text:style-name="T5">Падинг: Но не слишком ли это—</text:span></text:span></text:p>
      <text:p text:style-name="Standard_20__28_user_29_"><text:span text:style-name="Source_20_Text"><text:span text:style-name="T5">Пойнтсмен: Сэр?</text:span></text:span></text:p>
      <text:p text:style-name="Standard_20__28_user_29_"><text:span text:style-name="Source_20_Text"><text:span text:style-name="T5">Падинг: Разве это не убого, Пойнтсмен? Так вот вмешиваться в сознание другого человека?</text:span></text:span></text:p>
      <text:p text:style-name="Standard_20__28_user_29_"><text:soft-page-break/><text:span text:style-name="Source_20_Text"><text:span text:style-name="T5">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5">Падинг: Мы не можем, Пойнтсмен, это зверство</text:span></text:span></text:p>
      <text:p text:style-name="Standard_20__28_user_29_"><text:span text:style-name="Source_20_Text"><text:span text:style-name="T5">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5">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5">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5">Однако, эрекция либо есть, либо нет. Элегантная бинарность. Задание наблюдения может исполнить даже </text:span></text:span><text:span text:style-name="Source_20_Text"><text:span text:style-name="T6">студент</text:span></text:span><text:span text:style-name="Source_20_Text"><text:span text:style-name="T5">.</text:span></text:span></text:p>
      <text:p text:style-name="Standard_20__28_user_29_"><text:span text:style-name="Source_20_Text"><text:span text:style-name="T5">Безусловный стимул = поглаживание пениса антисептичным ватным тампоном.</text:span></text:span></text:p>
      <text:p text:style-name="Standard_20__28_user_29_"><text:span text:style-name="Source_20_Text"><text:span text:style-name="T5">Безусловная реакция = эрекция.</text:span></text:span></text:p>
      <text:p text:style-name="Standard_20__28_user_29_"><text:span text:style-name="Source_20_Text"><text:span text:style-name="T5">Условный стимул =</text:span></text:span><text:span text:style-name="Source_20_Text"><text:span text:style-name="T6"> х.</text:span></text:span></text:p>
      <text:p text:style-name="Standard_20__28_user_29_"><text:span text:style-name="Source_20_Text"><text:span text:style-name="T5">Условный рефлекс = эрекция в присутствии </text:span></text:span><text:span text:style-name="Source_20_Text"><text:span text:style-name="T6">х</text:span></text:span><text:span text:style-name="Source_20_Text"><text:span text:style-name="T5">, поглаживание уже не нужно, всё, что требуется это только </text:span></text:span><text:span text:style-name="Source_20_Text"><text:span text:style-name="T6">х</text:span></text:span><text:span text:style-name="Source_20_Text"><text:span text:style-name="T5">.</text:span></text:span></text:p>
      <text:p text:style-name="Standard_20__28_user_29_"><text:span text:style-name="Source_20_Text"><text:span text:style-name="T5">Значит </text:span></text:span><text:span text:style-name="Source_20_Text"><text:span text:style-name="T6">х</text:span></text:span><text:span text:style-name="Source_20_Text"><text:span text:style-name="T5">? а что такое </text:span></text:span><text:span text:style-name="Source_20_Text"><text:span text:style-name="T6">х</text:span></text:span><text:span text:style-name="Source_20_Text"><text:span text:style-name="T5">?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5">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6">за пределы</text:span></text:span><text:span text:style-name="Source_20_Text"><text:span text:style-name="T5">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6">скрытое подавление за пределы нуля.</text:span></text:span><text:span text:style-name="Source_20_Text"><text:span text:style-name="T5">» Курсив м-ра Пойнтсмена.</text:span></text:span></text:p>
      <text:p text:style-name="Standard_20__28_user_29_"><text:span text:style-name="Source_20_Text"><text:span text:style-name="T5">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6"> х</text:span></text:span><text:span text:style-name="Source_20_Text"><text:span text:style-name="T5">, и прекратил на этом? Может он забыл</text:span></text:span><text:span text:style-name="Source_20_Text"><text:span text:style-name="T7">—</text:span></text:span><text:span text:style-name="Source_20_Text"><text:span text:style-name="T5">или проигнорировал</text:span></text:span><text:span text:style-name="Source_20_Text"><text:span text:style-name="T7">—«</text:span></text:span><text:span text:style-name="Source_20_Text"><text:span text:style-name="T5">скрытое </text:span></text:span><text:soft-page-break/><text:span text:style-name="Source_20_Text"><text:span text:style-name="T5">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5">Когда Слотроп был открыт, в конце 1944, «Белым Посещением»</text:span></text:span><text:span text:style-name="Source_20_Text"><text:span text:style-name="T7">—</text:span></text:span><text:span text:style-name="Source_20_Text"><text:span text:style-name="T5">хотя многие там уже знали его как знаменитого Дитя Тайрона</text:span></text:span><text:span text:style-name="Source_20_Text"><text:span text:style-name="T7">—</text:span></text:span><text:span text:style-name="Source_20_Text"><text:span text:style-name="T5">подобно открытию Нового Света, разные люди сочли, что они открыли разные вещи.</text:span></text:span></text:p>
      <text:p text:style-name="Standard_20__28_user_29_"><text:span text:style-name="Source_20_Text"><text:span text:style-name="T5">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5">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5">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6">звездой</text:span></text:span><text:span text:style-name="Source_20_Text"><text:span text:style-name="T5">, этой анало-садистской эмблемой успеха в классе, которой так пропитано начальное образование в Америке….»</text:span></text:span></text:p>
      <text:p text:style-name="Standard_20__28_user_29_"><text:span text:style-name="Source_20_Text"><text:span text:style-name="T5">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5">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5">Весьма удачно, Слотроп ставил даты на свои звёзды. Звезда всегда появляется </text:span></text:span><text:span text:style-name="Source_20_Text"><text:span text:style-name="T6">до</text:span></text:span><text:span text:style-name="Source_20_Text"><text:span text:style-name="T5">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5">Допустим, рассуждает Пойнтсмен, что стимулом </text:span></text:span><text:span text:style-name="Source_20_Text"><text:span text:style-name="T6">х</text:span></text:span><text:span text:style-name="Source_20_Text"><text:span text:style-name="T5">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6">вспять</text:span></text:span><text:span text:style-name="Source_20_Text"><text:span text:style-name="T5">. Сперва взрыв, затем звук приближения: V-2.</text:span></text:span></text:p>
      <text:p text:style-name="Standard_20__28_user_29_"><text:span text:style-name="Source_20_Text"><text:span text:style-name="T5">И всё-таки стимулом, каким-то образом </text:span></text:span><text:span text:style-name="Source_20_Text"><text:span text:style-name="T6">должна</text:span></text:span><text:span text:style-name="Source_20_Text"><text:span text:style-name="T5">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oft-page-break/><text:span text:style-name="Source_20_Text"><text:span text:style-name="T5">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5">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5">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5">Теперь, зная, что без толку: –«Пойнтсмен, а что если Эдвин Трикл прав? Это ПК. Что если Слотроп—даже не осознавая—</text:span></text:span><text:span text:style-name="Source_20_Text"><text:span text:style-name="T6">заставляет</text:span></text:span><text:span text:style-name="Source_20_Text"><text:span text:style-name="T5"> их падать именно та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тогда у вас есть кое-что, не так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зачем ему. Если они падают там где он бы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т он ненавидит женщи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я серьёз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ехико. Вас это действительно трогае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5">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5">Пойнтсмен обсуждал паранойю и «идею противоположностей». Он чиркал восклицательные знаки и </text:span></text:span><text:span text:style-name="Source_20_Text"><text:span text:style-name="T6">как верно </text:span></text:span><text:span text:style-name="Source_20_Text"><text:span text:style-name="T5">в Книге по всем полям открытого письма Паавлова к Жане насчёт </text:span></text:span><text:span text:style-name="Source_20_Text"><text:span text:style-name="T6">ощущений внешнего воздействия </text:span></text:span><text:span text:style-name="Source_20_Text"><text:span text:style-name="T5">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text:span></text:span><text:soft-page-break/><text:span text:style-name="Source_20_Text"><text:span text:style-name="T5">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5">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6">сказал</text:span></text:span><text:span text:style-name="Source_20_Text"><text:span text:style-name="T5"> эти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6">вы</text:span></text:span><text:span text:style-name="Source_20_Text"><text:span text:style-name="T5"> что сказали?</text:span></text:span></text:p>
      <text:p text:style-name="Standard_20__28_user_29_"><text:span text:style-name="Source_20_Text"><text:span text:style-name="T5">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5">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oft-page-break/><text:span text:style-name="Source_20_Text"><text:span text:style-name="T5">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 нас обоих есть Слотроп,– вот что только что сказал Пойнтсм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Пойнтсмен—что вам с этого? Кроме славы, я имею в вид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мирен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6">возможно</text:span></text:span><text:span text:style-name="Source_20_Text"><text:span text:style-name="T5">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его вы добиваетес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чем?– <text:s/>что пробрало, Мехико?– Зачем я вам нуж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Я не знаю. Но вы нужны.</text:span></text:span></text:p>
      <text:p text:style-name="Standard_20__28_user_29_"><text:span text:style-name="Source_20_Text"><text:span text:style-name="T5">–</text:span></text:span><text:span text:style-name="Source_20_Text"><text:span text:style-name="T8"> </text:span></text:span><text:span text:style-name="Source_20_Text"><text:span text:style-name="T6">У вас</text:span></text:span><text:span text:style-name="Source_20_Text"><text:span text:style-name="T5"> навязчивая идея.</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5">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6">Как же девушки? </text:span></text:span><text:span text:style-name="Source_20_Text"><text:span text:style-name="T5">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6"> О, Джесси</text:span></text:span><text:span text:style-name="Source_20_Text"><text:span text:style-name="T5">, уткнувшись лицом в её голую, спящую, замысловато сплетённую из костей и сухожилий спину, </text:span></text:span><text:span text:style-name="Source_20_Text"><text:span text:style-name="T6">мне не доходит всё это….</text:span></text:span></text:p>
      <text:p text:style-name="Standard_20__28_user_29_"><text:span text:style-name="Source_20_Text"><text:span text:style-name="T5">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5">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5">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5">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text:span></text:span><text:soft-page-break/><text:span text:style-name="Source_20_Text"><text:span text:style-name="T5">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5">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9"><draw:image xlink:href="Pictures/1000000000000B720000009B428C9716555D8079.png" xlink:type="simple" xlink:show="embed" xlink:actuate="onLoad" loext:mime-type="image/png"/></draw:frame><text:span text:style-name="Source_20_Text"><text:span text:style-name="T5">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5">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приводит её взглянуть в дверной проём на его ребяческую возню с </text:span></text:span><text:span text:style-name="Source_20_Text"><text:span text:style-name="T6">Amanita muscaria</text:span></text:span><text:span text:style-name="Source_20_Text"><text:span text:style-name="T5">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5">Но </text:span></text:span><text:span text:style-name="Source_20_Text"><text:span text:style-name="T6">что</text:span></text:span><text:span text:style-name="Source_20_Text"><text:span text:style-name="T5">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5">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text:span></text:span><text:soft-page-break/><text:span text:style-name="Source_20_Text"><text:span text:style-name="T5">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5">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6"> Der Kinderofen. . . </text:span></text:span><text:span text:style-name="Source_20_Text"><text:span text:style-name="T5">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6">без общего термина, </text:span></text:span><text:span text:style-name="Source_20_Text"><text:span text:style-name="T5">бесконечно, непостижимо, но предсказуемо)… его фраза <text:s/></text:span></text:span><text:span text:style-name="Source_20_Text"><text:span text:style-name="T6">Padre Ignacio, </text:span></text:span><text:span text:style-name="Source_20_Text"><text:span text:style-name="T5">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6">Mme.</text:span></text:span><text:span text:style-name="Source_20_Text"><text:span text:style-name="T5">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text:span></text:span><text:soft-page-break/><text:span text:style-name="Source_20_Text"><text:span text:style-name="T5">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5">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5">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text:span></text:span><text:soft-page-break/><text:span text:style-name="Source_20_Text"><text:span text:style-name="T5">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5">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быть в Партии. Женщина с каким-то математическим образованием и с </text:span></text:span><text:span text:style-name="Source_20_Text"><text:span text:style-name="T6">резонами</text:span></text:span><text:span text:style-name="Source_20_Text"><text:span text:style-name="T5">…. «Желайте перемены»,– сказал однажды Рильке,– «у пламени берите вдохновенье!» В лавр, в соловья, в ветер… </text:span></text:span><text:span text:style-name="Source_20_Text"><text:span text:style-name="T6">желать</text:span></text:span><text:span text:style-name="Source_20_Text"><text:span text:style-name="T5">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5">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5">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6">Und nicht einmal sein Schritt klingt aus dem tonlosen Los. . . . </text:span></text:span><text:span text:style-name="Source_20_Text"><text:span text:style-name="T5">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6">Ни разу шаг его не встретил эха от Судьбы безгласной</text:span></text:span><text:span text:style-name="Source_20_Text"><text:span text:style-name="T5">…. Это он, Блисеро, взбирается на гору, как и взбирался почти уже 20 лет, задолго до того как принял пламя </text:span></text:span><text:soft-page-break/><text:span text:style-name="Source_20_Text"><text:span text:style-name="T5">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6">кто-нибудь</text:span></text:span><text:span text:style-name="Source_20_Text"><text:span text:style-name="T5"> из них, 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5">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5">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6">Duino Elegies</text:span></text:span><text:span text:style-name="Source_20_Text"><text:span text:style-name="T5">, только что напечатанных, когда он отправлялся на Юго-Запад, подарок </text:span></text:span><text:soft-page-break/><text:span text:style-name="Source_20_Text"><text:span text:style-name="T5">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5">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6">мы делать Нджамби Карунга сейчас, омахона…</text:span></text:span><text:span text:style-name="Source_20_Text"><text:span text:style-name="T5">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5">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6">auf Wiedersehen</text:span></text:span><text:span text:style-name="Source_20_Text"><text:span text:style-name="T5">.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6">Bodenplatte</text:span></text:span><text:span text:style-name="Source_20_Text"><text:span text:style-name="T5">—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5">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6">Bodenplatte, </text:span></text:span><text:span text:style-name="Source_20_Text"><text:span text:style-name="T5">свежие щепки</text:span></text:span><text:span text:style-name="Source_20_Text"><text:span text:style-name="T6"> </text:span></text:span><text:span text:style-name="Source_20_Text"><text:span text:style-name="T5">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6">Erwartung</text:span></text:span><text:span text:style-name="Source_20_Text"><text:span text:style-name="T5">. . . .</text:span></text:span></text:p>
      <text:p text:style-name="Standard_20__28_user_29_"><text:span text:style-name="Source_20_Text"><text:span text:style-name="T5">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text:span></text:span><text:soft-page-break/><text:span text:style-name="Source_20_Text"><text:span text:style-name="T5">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6">Bringt doch der Wanderer auch vom Hange des Bergrands nicht eine</text:span></text:span></text:p>
      <text:p text:style-name="Standard_20__28_user_29_"><text:span text:style-name="Source_20_Text"><text:span text:style-name="T6">Hand voll Erde ins Tal, die alle unsägliche, sondern ein erworbenes</text:span></text:span></text:p>
      <text:p text:style-name="Standard_20__28_user_29_"><text:span text:style-name="Source_20_Text"><text:span text:style-name="T6">Wort, reines, den gelben und blaun Enzian.</text:span></text:span></text:p>
      <text:p text:style-name="Standard_20__28_user_29_"/>
      <text:p text:style-name="Standard_20__28_user_29_"><text:span text:style-name="Source_20_Text"><text:span text:style-name="T5">–</text:span></text:span><text:span text:style-name="Source_20_Text"><text:span text:style-name="T8"> </text:span></text:span><text:span text:style-name="Source_20_Text"><text:span text:style-name="T5">Омухона… посмотри на меня. Я красный и коричневый… </text:span></text:span><text:span text:style-name="Source_20_Text"><text:span text:style-name="T6">чёрный</text:span></text:span><text:span text:style-name="Source_20_Text"><text:span text:style-name="T5">, омухо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6">такие</text:span></text:span><text:span text:style-name="Source_20_Text"><text:span text:style-name="T5">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6">запредельность </text:span></text:span><text:span text:style-name="Source_20_Text"><text:span text:style-name="T5">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5">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5">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6">пронеси</text:span></text:span><text:span text:style-name="Source_20_Text"><text:span text:style-name="T5">, набирая скорость до последнего возможного момента, </text:span></text:span><text:span text:style-name="Source_20_Text"><text:span text:style-name="T6">пронеси</text:span></text:span><text:span text:style-name="Source_20_Text"><text:span text:style-name="T5"> его единственная молитва на ночь. Опасность, которая, как он </text:span></text:span><text:soft-page-break/><text:span text:style-name="Source_20_Text"><text:span text:style-name="T5">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6">Mutti…</text:span></text:span><text:span text:style-name="Source_20_Text"><text:span text:style-name="T5">.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5">Здесь он чувствует, что </text:span></text:span><text:span text:style-name="Source_20_Text"><text:span text:style-name="T6">пронесло</text:span></text:span><text:span text:style-name="Source_20_Text"><text:span text:style-name="T5">, тут легко. На что мог бы он надеяться без Войны? Но участвовать в </text:span></text:span><text:span text:style-name="Source_20_Text"><text:span text:style-name="T6">таком</text:span></text:span><text:span text:style-name="Source_20_Text"><text:span text:style-name="T5"> приключении… </text:span></text:span><text:span text:style-name="Source_20_Text"><text:span text:style-name="T6">Если ты не можешь петь Зигфрид ты всё же можешь нести копьё…</text:span></text:span><text:span text:style-name="Source_20_Text"><text:span text:style-name="T5">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6">смотрела</text:span></text:span><text:span text:style-name="Source_20_Text"><text:span text:style-name="T5"> на него….</text:span></text:span></text:p>
      <text:p text:style-name="Standard_20__28_user_29_"><text:span text:style-name="Source_20_Text"><text:span text:style-name="T5">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если она вернёт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5">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text:span></text:span><text:soft-page-break/><text:span text:style-name="Source_20_Text"><text:span text:style-name="T5">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5">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5">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text:span></text:span><text:soft-page-break/><text:span text:style-name="Source_20_Text"><text:span text:style-name="T5">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5">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знаю. Куда мне будет луч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text:s/>Предлагает Пира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Белое Посещение» неплохо,– сказала она и ступила в пусто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6">Белом Зомби</text:span></text:span><text:span text:style-name="Source_20_Text"><text:span text:style-name="T5">, самый первый фильм, из всех что видел Осби и в определённом смысле последний в его Списке Всех, вместе с </text:span></text:span><text:span text:style-name="Source_20_Text"><text:span text:style-name="T6">Сыном Франкенштейна</text:span></text:span><text:span text:style-name="Source_20_Text"><text:span text:style-name="T5">, </text:span></text:span><text:span text:style-name="Source_20_Text"><text:span text:style-name="T6">Чокнутые Летят в Рио</text:span></text:span><text:span text:style-name="Source_20_Text"><text:span text:style-name="T5"> и, возможно, </text:span></text:span><text:span text:style-name="Source_20_Text"><text:span text:style-name="T6">Дамбо.</text:span></text:span><text:span text:style-name="Source_20_Text"><text:span text:style-name="T5">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спрашивает Пират, когда пауза Осби затянулась дольше минуты.</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А?– грит Осби.</text:span></text:span></text:p>
      <text:p text:style-name="Standard_20__28_user_29_"><text:span text:style-name="Source_20_Text"><text:span text:style-name="T5">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text:span></text:span><text:soft-page-break/><text:span text:style-name="Source_20_Text"><text:span text:style-name="T5">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6">на хуй</text:span></text:span><text:span text:style-name="Source_20_Text"><text:span text:style-name="T5">, и бросит игру, бросит и всё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6">остальные</text:span></text:span><text:span text:style-name="Source_20_Text"><text:span text:style-name="T5"> в Фирме пользуются Стеном, знаете ли. Мендоза весит в три раза больше, никто даже не </text:span></text:span><text:span text:style-name="Source_20_Text"><text:span text:style-name="T6">видал</text:span></text:span><text:span text:style-name="Source_20_Text"><text:span text:style-name="T5">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6">причуда</text:span></text:span><text:span text:style-name="Source_20_Text"><text:span text:style-name="T5">. Мне вес без разницы, иначе не вытащил бы девушку обратно, т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ират становится простачком,– я за тебя отвечаю, знае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6">ic heb u liever dan ên everswîn,</text:span></text:span></text:p>
      <text:p text:style-name="Standard_20__28_user_29_"><text:span text:style-name="Source_20_Text"><text:span text:style-name="T6">al waert van finen goude ghewracht</text:span></text:span></text:p>
      <text:p text:style-name="Standard_20__28_user_29_"/>
      <text:p text:style-name="Standard_20__28_user_29_"><text:span text:style-name="Source_20_Text"><text:span text:style-name="T5">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6">как моё собственное маленькое светило</text:span></text:span><text:span text:style-name="Source_20_Text"><text:span text:style-name="T5">, писал од домой своему старшему брату Хендрику, </text:span></text:span><text:span text:style-name="Source_20_Text"><text:span text:style-name="T6">повелитель моего Знака</text:span></text:span><text:span text:style-name="Source_20_Text"><text:span text:style-name="T5">...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6">что</text:span></text:span><text:span text:style-name="Source_20_Text"><text:span text:style-name="T5"> они вообще годятся?—теперь неспособная даже увидеть своего убийцу, вскинувшись, брызжа кровью, с квохтаньем умирала….</text:span></text:span></text:p>
      <text:p text:style-name="Standard_20__28_user_29_"><text:soft-page-break/><text:span text:style-name="Source_20_Text"><text:span text:style-name="T5">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5">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5">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5">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5">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text:span></text:span><text:soft-page-break/><text:span text:style-name="Source_20_Text"><text:span text:style-name="T5">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5">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5">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5">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6">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5">...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5">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5">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text:span></text:span><text:soft-page-break/><text:span text:style-name="Source_20_Text"><text:span text:style-name="T5">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6">его</text:span></text:span><text:span text:style-name="Source_20_Text"><text:span text:style-name="T5"> причуда….»</text:span></text:span></text:p>
      <text:p text:style-name="Standard_20__28_user_29_"><text:span text:style-name="Source_20_Text"><text:span text:style-name="T5">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за тобой увязался,– Осби затягивается мухоморной сигарето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что ты думаешь про неё, вообщ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ты знаешь что они там надумали?</text:span></text:span></text:p>
      <text:p text:style-name="Standard_20__28_user_29_"><text:span text:style-name="Source_20_Text"><text:span text:style-name="T5">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text:span></text:span><text:soft-page-break/><text:span text:style-name="Source_20_Text"><text:span text:style-name="T5">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5">«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5">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10"><draw:image xlink:href="Pictures/1000000000000B720000009B428C9716555D8079.png" xlink:type="simple" xlink:show="embed" xlink:actuate="onLoad" loext:mime-type="image/png"/></draw:frame><text:span text:style-name="Source_20_Text"><text:span text:style-name="T5">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5">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5">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5">Но что-то не так… что-то... </text:span></text:span><text:span text:style-name="Source_20_Text"><text:span text:style-name="T6">поменялось</text:span></text:span><text:span text:style-name="Source_20_Text"><text:span text:style-name="T5">…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6">что-то</text:span></text:span><text:span text:style-name="Source_20_Text"><text:span text:style-name="T5">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5">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oft-page-break/><text:span text:style-name="Source_20_Text"><text:span text:style-name="T5">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вернулся! Ах, Тайрон, ты </text:span></text:span><text:span text:style-name="Source_20_Text"><text:span text:style-name="T6">вернулся</text:span></text:span><text:span text:style-name="Source_20_Text"><text:span text:style-name="T5">,–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я, милая…</text:span></text:span></text:p>
      <text:p text:style-name="Standard_20__28_user_29_"><text:span text:style-name="Source_20_Text"><text:span text:style-name="T5">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5">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6">конфета</text:span></text:span><text:span text:style-name="Source_20_Text"><text:span text:style-name="T5">, Мам! Придумай как скормить одну из них Гитлеру и война закончится </text:span></text:span><text:span text:style-name="Source_20_Text"><text:span text:style-name="T6">завтра</text:span></text:span><text:span text:style-name="Source_20_Text"><text:span text:style-name="T5"> же!» Сейчас он снова лицом к лицу с этими рыжеватыми предметами из </text:span></text:span><text:soft-page-break/><text:span text:style-name="Source_20_Text"><text:span text:style-name="T5">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И ещё капельку ментола,– м-с Квод закладывает в рот <text:s/>одну.– Прелесть.</text:span></text:span></text:p>
      <text:p text:style-name="Standard_20__28_user_29_"><text:span text:style-name="Source_20_Text"><text:span text:style-name="T5">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вы хотите что-то совсем </text:span></text:span><text:span text:style-name="Source_20_Text"><text:span text:style-name="T6">особенное</text:span></text:span><text:span text:style-name="Source_20_Text"><text:span text:style-name="T5">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ользкий вяз. Какая жалость, они вчера кончились.</text:span></text:span></text:p>
      <text:p text:style-name="Standard_20__28_user_29_"><text:span text:style-name="Source_20_Text"><text:span text:style-name="T5">Входит Дарин с горячим чайником и тремя чашками на поднос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тут?– Слотроп малость поспеш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ебе лучше не знать, Тайро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6">два</text:span></text:span><text:span text:style-name="Source_20_Text"><text:span text:style-name="T5">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6">кисленькая</text:span></text:span><text:span text:style-name="Source_20_Text"><text:span text:style-name="T5">.–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6">не видит</text:span></text:span><text:span text:style-name="Source_20_Text"><text:span text:style-name="T5">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6"><text:s/>petit four</text:span></text:span><text:span text:style-name="Source_20_Text"><text:span text:style-name="T5">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6">чавк</text:span></text:span><text:span text:style-name="Source_20_Text"><text:span text:style-name="T5">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6">видом</text:span></text:span><text:span text:style-name="Source_20_Text"><text:span text:style-name="T5">. И почему вы, американцы, такие импульсивны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попробуй это!– кричит Дарлин ухватившись за горло и качаясь на него.</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авай,– <text:s/>Дарлин ухватив его руку с конфетой, пытается засунуть в его рот.</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просто, знаешь, смотрю на вид, как советуе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плющить в руке не честно, Тайрон.</text:span></text:span></text:p>
      <text:p text:style-name="Standard_20__28_user_29_"><text:span text:style-name="Source_20_Text"><text:span text:style-name="T5">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же, по-мужски,– советует м-с Квод.</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5">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жиновый зефир,– грит м-с Квод.</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аа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5">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5">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text:span></text:span><text:soft-page-break/><text:span text:style-name="Source_20_Text"><text:span text:style-name="T5">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5">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6">Прикоснитесь к <text:s/>её горлу, Величество. Прикоснитесь!</text:span></text:span><text:span text:style-name="Source_20_Text"><text:span text:style-name="T5">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pan text:style-name="Source_20_Text"><text:span text:style-name="T6">Вспышка молнии—</text:span></text:span></text:p>
      <text:p text:style-name="Standard_20__28_user_29_"><text:span text:style-name="Source_20_Text"><text:span text:style-name="T5">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5">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11"><draw:image xlink:href="Pictures/1000000000000B720000009B428C9716555D8079.png" xlink:type="simple" xlink:show="embed" xlink:actuate="onLoad" loext:mime-type="image/png"/></draw:frame><text:span text:style-name="Source_20_Text"><text:span text:style-name="T5">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oft-page-break/><text:span text:style-name="Source_20_Text"><text:span text:style-name="T5">Когда это происходит, свет для них становится очень красным.</text:span></text:span></text:p>
      <text:p text:style-name="Standard_20__28_user_29_"><text:span text:style-name="Source_20_Text"><text:span text:style-name="T5">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5">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5">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pan text:style-name="Source_20_Text"><text:span text:style-name="T5">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5">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6">данный</text:span></text:span><text:span text:style-name="Source_20_Text"><text:span text:style-name="T5"> момент обеспеченная беременность, или две, если толь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х!– Она подскакивает радостно (вверх, не на),– это мне </text:span></text:span><text:span text:style-name="Source_20_Text"><text:span text:style-name="T6">напомнил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text:span></text:span><text:span text:style-name="Source_20_Text"><text:span text:style-name="T6">вот</text:span></text:span><text:span text:style-name="Source_20_Text"><text:span text:style-name="T5">, что у тебя на уме. Если, конечно, </text:span></text:span><text:span text:style-name="Source_20_Text"><text:span text:style-name="T6">ум</text:span></text:span><text:span text:style-name="Source_20_Text"><text:span text:style-name="T5"> подходящее слово.</text:span></text:span></text:p>
      <text:p text:style-name="Standard_20__28_user_29_"><text:span text:style-name="Source_20_Text"><text:span text:style-name="T5">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5">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6">о, о…</text:span></text:span></text:p>
      <text:p text:style-name="Standard_20__28_user_29_"><text:span text:style-name="Source_20_Text"><text:span text:style-name="T5">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text:span></text:span><text:soft-page-break/><text:span text:style-name="Source_20_Text"><text:span text:style-name="T5">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5">«…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6">амирают в безмолвном ожидании</text:span></text:span><text:span text:style-name="Source_20_Text"><text:span text:style-name="T5">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5">Но тут. С </text:span></text:span><text:span text:style-name="Source_20_Text"><text:span text:style-name="T6">этой</text:span></text:span><text:span text:style-name="Source_20_Text"><text:span text:style-name="T5">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5">» она сняла свою блузку, в движении по основной магистрали возле Ловер Бидинг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Боже, она чокнулась, за что </text:span></text:span><text:span text:style-name="Source_20_Text"><text:span text:style-name="T6">мне</text:span></text:span><text:span text:style-name="Source_20_Text"><text:span text:style-name="T5"> попадаются только так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слушай,– смотрит искоса,– <text:s/>ты знаешь, что тебя могут арестовать? Забудь про «тебя»,– <text:s/>ему только что дошло,– <text:s/></text:span></text:span><text:span text:style-name="Source_20_Text"><text:span text:style-name="T6">меня</text:span></text:span><text:span text:style-name="Source_20_Text"><text:span text:style-name="T5"> арестую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5">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6">коротышек, </text:span></text:span><text:span text:style-name="Source_20_Text"><text:span text:style-name="T5">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6">есть</text:span></text:span><text:span text:style-name="Source_20_Text"><text:span text:style-name="T5">, машина военной полиции. Он не может сбавить, а если попытается обогнать это и </text:span></text:span><text:span text:style-name="Source_20_Text"><text:span text:style-name="T6">впрямь</text:span></text:span><text:span text:style-name="Source_20_Text"><text:span text:style-name="T5"> будет подозритель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5">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6">делают</text:span></text:span><text:span text:style-name="Source_20_Text"><text:span text:style-name="T5">, Приксбери, тебе вид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охоже мужчина и женщина, сэр.</text:span></text:span></text:p>
      <text:p text:style-name="Standard_20__28_user_29_"><text:soft-page-break/><text:span text:style-name="Source_20_Text"><text:span text:style-name="T5">–</text:span></text:span><text:span text:style-name="Source_20_Text"><text:span text:style-name="T8"> </text:span></text:span><text:span text:style-name="Source_20_Text"><text:span text:style-name="T5">Придурок.– <text:s/>И достаёт чёрный бинокль.</text:span></text:span></text:p>
      <text:p text:style-name="Standard_20__28_user_29_"/>
      <text:p text:style-name="Standard_20__28_user_29_"><text:span text:style-name="Source_20_Text"><text:span text:style-name="T5">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5">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5">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5">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6"><text:s/>je ne sais quoi de sinistre. </text:span></text:span><text:span text:style-name="Source_20_Text"><text:span text:style-name="T5">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6">о. О</text:span></text:span><text:span text:style-name="Source_20_Text"><text:span text:style-name="T5">, нет. Закрой тот вентиль, Нетель, да прикинь </text:span></text:span><text:span text:style-name="Source_20_Text"><text:span text:style-name="T6">про это вот</text:span></text:span><text:span text:style-name="Source_20_Text"><text:span text:style-name="T5">.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6">сейчас</text:span></text:span><text:span text:style-name="Source_20_Text"><text:span text:style-name="T5">…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6">могут</text:span></text:span><text:span text:style-name="Source_20_Text"><text:span text:style-name="T5"> читать твоё сознание! а и что если—что если это </text:span></text:span><text:span text:style-name="Source_20_Text"><text:span text:style-name="T6">гипнотизм</text:span></text:span><text:span text:style-name="Source_20_Text"><text:span text:style-name="T5">? А? Исусе: тогда целая куча других оккультных заморочек, таких как астральное наущение, контроль сознания (ну, в </text:span></text:span><text:span text:style-name="Source_20_Text"><text:span text:style-name="T6">этом-то</text:span></text:span><text:span text:style-name="Source_20_Text"><text:span text:style-name="T5"> ничего оккультного), тайные проклятия, чтоб вызвать импотенцию, флюс, сумасшествие, вуууййй!—</text:span></text:span><text:span text:style-name="Source_20_Text"><text:span text:style-name="T6">зелья</text:span></text:span><text:span text:style-name="Source_20_Text"><text:span text:style-name="T5">! (когда он наконец распрямился и умственным взором, </text:span></text:span><text:span text:style-name="Source_20_Text"><text:span text:style-name="T6">очень</text:span></text:span><text:span text:style-name="Source_20_Text"><text:span text:style-name="T5"> осторожно, обращается к толкучке в кофейном баре, о, </text:span></text:span><text:span text:style-name="Source_20_Text"><text:span text:style-name="T6">Боже…</text:span></text:span><text:span text:style-name="Source_20_Text"><text:span text:style-name="T5">),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6">кто все эти люди</text:span></text:span><text:span text:style-name="Source_20_Text"><text:span text:style-name="T5">…. Чёкнутые.</text:span></text:span><text:span text:style-name="Source_20_Text"><text:span text:style-name="T6">Чёёёёкнутые! </text:span></text:span><text:span text:style-name="Source_20_Text"><text:span text:style-name="T5">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6">всё</text:span></text:span><text:span text:style-name="Source_20_Text"><text:span text:style-name="T5">—даже когда они с Джессикой в постели </text:span></text:span><text:span text:style-name="Source_20_Text"><text:span text:style-name="T6">ебуться</text:span></text:span><text:span text:style-name="Source_20_Text"><text:span text:style-name="T5">—</text:span></text:span></text:p>
      <text:p text:style-name="P6"><text:soft-page-break/><text:span text:style-name="Source_20_Text"><text:span text:style-name="T5">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5">Чудесное утро, Вторая Мировая Война. Всё, что он может удерживать на поверхности своего сознания, это слова </text:span></text:span><text:span text:style-name="Source_20_Text"><text:span text:style-name="T6">Мне нужно перевестись</text:span></text:span><text:span text:style-name="Source_20_Text"><text:span text:style-name="T5">,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6">Нацистов в Новостях, </text:span></text:span><text:span text:style-name="Source_20_Text"><text:span text:style-name="T5">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5">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pan text:style-name="Source_20_Text"><text:span text:style-name="T5">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6">погоди</text:span></text:span><text:span text:style-name="Source_20_Text"><text:span text:style-name="T5">… болезнь кожи… </text:span></text:span><text:span text:style-name="Source_20_Text"><text:span text:style-name="T6">может</text:span></text:span><text:span text:style-name="Source_20_Text"><text:span text:style-name="T5">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6">в скрытом состоянии среди города…</text:span></text:span><text:span text:style-name="Source_20_Text"><text:span text:style-name="T5">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5">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5">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6">любом</text:span></text:span><text:span text:style-name="Source_20_Text"><text:span text:style-name="T5">, Джек—она обнаруживает, что он её гнетёт и даже пугает. Верхом на нём, в бешеные ночи скачки вверх-вниз по его хую </text:span></text:span><text:soft-page-break/><text:span text:style-name="Source_20_Text"><text:span text:style-name="T5">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6">Роджер, Роджер, о, любимый</text:span></text:span><text:span text:style-name="Source_20_Text"><text:span text:style-name="T5">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6">мальчишки</text:span></text:span><text:span text:style-name="Source_20_Text"><text:span text:style-name="T5">,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5">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6"> 1942</text:span></text:span><text:span text:style-name="Source_20_Text"><text:span text:style-name="T5"> Боже ж ты мой, возле Крафти Крина, Кент, или ещё там где, и кто что должен был ответить, но не ответил, а сказал ещё кому-то тем самым вызывав ненависть <text:s/>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5">–</text:span></text:span><text:span text:style-name="Source_20_Text"><text:span text:style-name="T8"> </text:span></text:span><text:span text:style-name="Source_20_Text"><text:span text:style-name="T5">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5">–</text:span></text:span><text:span text:style-name="Source_20_Text"><text:span text:style-name="T8"> </text:span></text:span><text:span text:style-name="Source_20_Text"><text:span text:style-name="T5">Сигарета найдётся, Мэг?– уже автоматически, те так ли. Джес?</text:span></text:span></text:p>
      <text:p text:style-name="P6"><text:span text:style-name="Source_20_Text"><text:span text:style-name="T5">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5">О, <text:s/>да проваливай уже: – «Думала про свой рождественский шопинг».</text:span></text:span></text:p>
      <text:p text:style-name="P6"><text:span text:style-name="Source_20_Text"><text:span text:style-name="T5">–</text:span></text:span><text:span text:style-name="Source_20_Text"><text:span text:style-name="T8"> </text:span></text:span><text:span text:style-name="Source_20_Text"><text:span text:style-name="T5">Что возьмёшь Бобру?</text:span></text:span></text:p>
      <text:p text:style-name="P6"><text:span text:style-name="Source_20_Text"><text:span text:style-name="T5">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5">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5">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5">–</text:span></text:span><text:span text:style-name="Source_20_Text"><text:span text:style-name="T8"> </text:span></text:span><text:span text:style-name="Source_20_Text"><text:span text:style-name="T5">Нам надо домой,– сказала она,– поздно уже.</text:span></text:span></text:p>
      <text:p text:style-name="P6"><text:soft-page-break/><text:span text:style-name="Source_20_Text"><text:span text:style-name="T5">–</text:span></text:span><text:span text:style-name="Source_20_Text"><text:span text:style-name="T8"> </text:span></text:span><text:span text:style-name="Source_20_Text"><text:span text:style-name="T5">Можно просто зайти на минутку.</text:span></text:span></text:p>
      <text:p text:style-name="P6"><text:span text:style-name="Source_20_Text"><text:span text:style-name="T5">Ну, уж </text:span></text:span><text:span text:style-name="Source_20_Text"><text:span text:style-name="T6">это</text:span></text:span><text:span text:style-name="Source_20_Text"><text:span text:style-name="T5">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5">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5">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9">In dulci jubilo</text:span></text:span></text:p>
      <text:p text:style-name="P6"><text:span text:style-name="Source_20_Text"><text:span text:style-name="T9">Nun singet und seid froh!</text:span></text:span></text:p>
      <text:p text:style-name="P6"><text:span text:style-name="Source_20_Text"><text:span text:style-name="T9">Unsers Herzens Wonne</text:span></text:span></text:p>
      <text:p text:style-name="P6"><text:span text:style-name="Source_20_Text"><text:span text:style-name="T9">Leit in praesipio,</text:span></text:span></text:p>
      <text:p text:style-name="P6"><text:span text:style-name="Source_20_Text"><text:span text:style-name="T9">Leuchtet vor die Sonne</text:span></text:span></text:p>
      <text:p text:style-name="P6"><text:span text:style-name="Source_20_Text"><text:span text:style-name="T9">Matris in gremio.</text:span></text:span></text:p>
      <text:p text:style-name="P6"><text:span text:style-name="Source_20_Text"><text:span text:style-name="T6">Alpha es et O.</text:span></text:span></text:p>
      <text:p text:style-name="P6"/>
      <text:p text:style-name="P6"><text:span text:style-name="Source_20_Text"><text:span text:style-name="T5">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6">немецкий</text:span></text:span><text:span text:style-name="Source_20_Text"><text:span text:style-name="T5">? в английской церкви? </text:span></text:span><text:soft-page-break/><text:span text:style-name="Source_20_Text"><text:span text:style-name="T5">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5">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6">ein Volk ein Führer</text:span></text:span><text:span text:style-name="Source_20_Text"><text:span text:style-name="T5">—ей нужна машина из множества разных частей, не монолитность, но усложнённость… Хотя кто отважится утверждать </text:span></text:span><text:span text:style-name="Source_20_Text"><text:span text:style-name="T6">что</text:span></text:span><text:span text:style-name="Source_20_Text"><text:span text:style-name="T5"> нужно </text:span></text:span><text:soft-page-break/><text:span text:style-name="Source_20_Text"><text:span text:style-name="T5">Войне, настолько она обширна, настолько вознесена… такая </text:span></text:span><text:span text:style-name="Source_20_Text"><text:span text:style-name="T6">заочная</text:span></text:span><text:span text:style-name="Source_20_Text"><text:span text:style-name="T5">.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6">себя</text:span></text:span><text:span text:style-name="Source_20_Text"><text:span text:style-name="T5">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5">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6"><text:s/>peau de soie, </text:span></text:span><text:span text:style-name="Source_20_Text"><text:span text:style-name="T5">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6">Giovinezza</text:span></text:span><text:span text:style-name="Source_20_Text"><text:span text:style-name="T5">, а что-нибудь, наверное, из </text:span></text:span><text:span text:style-name="Source_20_Text"><text:span text:style-name="T6">Rigoletto</text:span></text:span><text:span text:style-name="Source_20_Text"><text:span text:style-name="T5"> или </text:span></text:span><text:span text:style-name="Source_20_Text"><text:span text:style-name="T6">La Bohème</text:span></text:span><text:span text:style-name="Source_20_Text"><text:span text:style-name="T5">—Почтовое </text:span></text:span><text:soft-page-break/><text:span text:style-name="Source_20_Text"><text:span text:style-name="T5">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6">cioé</text:span></text:span><text:span text:style-name="Source_20_Text"><text:span text:style-name="T5">,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6">mano morta,</text:span></text:span><text:span text:style-name="Source_20_Text"><text:span text:style-name="T5"> никакого прыжка из мёртвой в ожившую по лёгкому позволению подходящего бедра или ляжки—никаких </text:span></text:span><text:span text:style-name="Source_20_Text"><text:span text:style-name="T6">игрищ</text:span></text:span><text:span text:style-name="Source_20_Text"><text:span text:style-name="T5">,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6">вот</text:span></text:span><text:span text:style-name="Source_20_Text"><text:span text:style-name="T5"> склон, небо </text:span></text:span><text:span text:style-name="Source_20_Text"><text:span text:style-name="T6">может</text:span></text:span><text:span text:style-name="Source_20_Text"><text:span text:style-name="T5">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text:span></text:span><text:soft-page-break/><text:span text:style-name="Source_20_Text"><text:span text:style-name="T5">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6">сговор</text:span></text:span><text:span text:style-name="Source_20_Text"><text:span text:style-name="T5">,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6">Eia</text:span></text:span><text:span text:style-name="Source_20_Text"><text:span text:style-name="T5">—странный вздох, тысячелетний—</text:span></text:span><text:span text:style-name="Source_20_Text"><text:span text:style-name="T6">eia, wärn wir da!</text:span></text:span><text:span text:style-name="Source_20_Text"><text:span text:style-name="T5">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7">—</text:span></text:span><text:span text:style-name="Source_20_Text"><text:span text:style-name="T5">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6">дёргается</text:span></text:span><text:span text:style-name="Source_20_Text"><text:span text:style-name="T5">….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text:span></text:span><text:soft-page-break/><text:span text:style-name="Source_20_Text"><text:span text:style-name="T5">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6">номер</text:span></text:span><text:span text:style-name="Source_20_Text"><text:span text:style-name="T5">,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5">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9">O Jesu parvule,</text:span></text:span></text:p>
      <text:p text:style-name="P6"><text:span text:style-name="Source_20_Text"><text:span text:style-name="T9">Nach dir ist mir so weh .</text:span></text:span><text:span text:style-name="Source_20_Text"><text:span text:style-name="T10"> . .</text:span></text:span></text:p>
      <text:p text:style-name="P7"/>
      <text:p text:style-name="P6"><text:span text:style-name="Source_20_Text"><text:span text:style-name="T5">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6">слава Богу!</text:span></text:span><text:span text:style-name="Source_20_Text"><text:span text:style-name="T5">—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12"><draw:image xlink:href="Pictures/1000000000000B720000009B428C9716555D8079.png" xlink:type="simple" xlink:show="embed" xlink:actuate="onLoad" loext:mime-type="image/png"/></draw:frame><text:span text:style-name="Source_20_Text"><text:span text:style-name="T5">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text:span></text:span><text:soft-page-break/><text:span text:style-name="Source_20_Text"><text:span text:style-name="T5">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6">привычно пустой…</text:span></text:span><text:span text:style-name="Source_20_Text"><text:span text:style-name="T5">.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6">Время / Стимул / Секреция (30) / Замечания, ч</text:span></text:span><text:span text:style-name="Source_20_Text"><text:span text:style-name="T5">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6">ты знаешь… что…</text:span></text:span><text:span text:style-name="Source_20_Text"><text:span text:style-name="T5">)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5">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5">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text:span></text:span><text:soft-page-break/><text:span text:style-name="Source_20_Text"><text:span text:style-name="T5">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1">Е</text:span></text:span><text:span text:style-name="Source_20_Text"><text:span text:style-name="T5">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pan text:style-name="Source_20_Text"><text:span text:style-name="T5">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6">нет…</text:span></text:span><text:span text:style-name="Source_20_Text"><text:span text:style-name="T5">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5">–</text:span></text:span><text:span text:style-name="Source_20_Text"><text:span text:style-name="T8"> </text:span></text:span><text:span text:style-name="Source_20_Text"><text:span text:style-name="T5">Ах, не иначе. Проклятие мумии, ты идиот. Боже, Боже, я созрел для Крыла Д.</text:span></text:span></text:p>
      <text:p text:style-name="P6"><text:span text:style-name="Source_20_Text"><text:span text:style-name="T5">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6">словах</text:span></text:span><text:span text:style-name="Source_20_Text"><text:span text:style-name="T5">,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text:span></text:span><text:soft-page-break/><text:span text:style-name="Source_20_Text"><text:span text:style-name="T5">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text:soft-page-break/>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5">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5">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pan text:style-name="Source_20_Text"><text:span text:style-name="T5">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6">часть каждого из них. </text:span></text:span><text:span text:style-name="Source_20_Text"><text:span text:style-name="T5">«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5">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6">должен</text:span></text:span><text:span text:style-name="Source_20_Text"><text:span text:style-name="T5">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5">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6">он знает</text:span></text:span><text:span text:style-name="Source_20_Text"><text:span text:style-name="T5">,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text:span></text:span><text:soft-page-break/><text:span text:style-name="Source_20_Text"><text:span text:style-name="T5">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5">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pan text:style-name="Source_20_Text"><text:span text:style-name="T5">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5">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5">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5">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5">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6">sentiments d’emprise</text:span></text:span><text:span text:style-name="Source_20_Text"><text:span text:style-name="T5">, старина, полегче тут) был со своей Дарлин за пару кварталов от Св. Вероники двумя днями раньше.</text:span></text:span></text:p>
      <text:p text:style-name="P6"><text:span text:style-name="Source_20_Text"><text:span text:style-name="T5">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5">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text:span></text:span><text:soft-page-break/><text:span text:style-name="Source_20_Text"><text:span text:style-name="T5">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5">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6">Нам ни в коем случае нельзя потерять контроль</text:span></text:span><text:span text:style-name="Source_20_Text"><text:span text:style-name="T5">.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13"><draw:image xlink:href="Pictures/1000000000000B720000009B428C9716555D8079.png" xlink:type="simple" xlink:show="embed" xlink:actuate="onLoad" loext:mime-type="image/png"/></draw:frame><text:span text:style-name="Source_20_Text"><text:span text:style-name="T5">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5">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text:span></text:span><text:soft-page-break/><text:span text:style-name="Source_20_Text"><text:span text:style-name="T5">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5">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6">lingua franca? </text:span></text:span><text:span text:style-name="Source_20_Text"><text:span text:style-name="T5">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5">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text:span></text:span><text:soft-page-break/><text:span text:style-name="Source_20_Text"><text:span text:style-name="T5">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6">автохроматизмом</text:span></text:span><text:span text:style-name="Source_20_Text"><text:span text:style-name="T5">).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5">–</text:span></text:span><text:span text:style-name="Source_20_Text"><text:span text:style-name="T8"> </text:span></text:span><text:span text:style-name="Source_20_Text"><text:span text:style-name="T5">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5">–</text:span></text:span><text:span text:style-name="Source_20_Text"><text:span text:style-name="T8"> </text:span></text:span><text:span text:style-name="Source_20_Text"><text:span text:style-name="T5">А когда-нибудь приходится выходить на… ну, на Внешний Уровень?</text:span></text:span></text:p>
      <text:p text:style-name="P6"><text:span text:style-name="Source_20_Text"><text:span text:style-name="T5">(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5">–</text:span></text:span><text:span text:style-name="Source_20_Text"><text:span text:style-name="T8"> </text:span></text:span><text:span text:style-name="Source_20_Text"><text:span text:style-name="T5">(Отрывисто.) Мне придётся сказать тебе это по ходу инструктажа.</text:span></text:span></text:p>
      <text:p text:style-name="P6"><text:span text:style-name="Source_20_Text"><text:span text:style-name="T5">–</text:span></text:span><text:span text:style-name="Source_20_Text"><text:span text:style-name="T8"> </text:span></text:span><text:span text:style-name="Source_20_Text"><text:span text:style-name="T5">Сказать мне что?</text:span></text:span></text:p>
      <text:p text:style-name="P6"><text:span text:style-name="Source_20_Text"><text:span text:style-name="T5">–</text:span></text:span><text:span text:style-name="Source_20_Text"><text:span text:style-name="T8"> </text:span></text:span><text:span text:style-name="Source_20_Text"><text:span text:style-name="T5">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6">все</text:span></text:span><text:span text:style-name="Source_20_Text"><text:span text:style-name="T5">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5">–</text:span></text:span><text:span text:style-name="Source_20_Text"><text:span text:style-name="T8"> </text:span></text:span><text:span text:style-name="Source_20_Text"><text:span text:style-name="T5">Должен…</text:span></text:span></text:p>
      <text:p text:style-name="P6"><text:span text:style-name="Source_20_Text"><text:span text:style-name="T5">–</text:span></text:span><text:span text:style-name="Source_20_Text"><text:span text:style-name="T8"> </text:span></text:span><text:span text:style-name="Source_20_Text"><text:span text:style-name="T5">Сожалею.</text:span></text:span></text:p>
      <text:p text:style-name="P6"><text:span text:style-name="Source_20_Text"><text:span text:style-name="T5">–</text:span></text:span><text:span text:style-name="Source_20_Text"><text:span text:style-name="T8"> </text:span></text:span><text:span text:style-name="Source_20_Text"><text:span text:style-name="T5">Но разве тут… я думал это только—ну, уровень. Место, которое проходишь. Разве нет…?</text:span></text:span></text:p>
      <text:p text:style-name="P6"><text:soft-page-break/><text:span text:style-name="Source_20_Text"><text:span text:style-name="T5">–</text:span></text:span><text:span text:style-name="Source_20_Text"><text:span text:style-name="T8"> </text:span></text:span><text:span text:style-name="Source_20_Text"><text:span text:style-name="T5">Заморские пейзажи, о, да, и я так думала—необычные формирования, заглянуть в Наружную Лучистость. Но всё это из </text:span></text:span><text:span text:style-name="Source_20_Text"><text:span text:style-name="T6">нас</text:span></text:span><text:span text:style-name="Source_20_Text"><text:span text:style-name="T5">, пойми. Миллионов </text:span></text:span><text:span text:style-name="Source_20_Text"><text:span text:style-name="T6">нас</text:span></text:span><text:span text:style-name="Source_20_Text"><text:span text:style-name="T5">, изменённых, чтоб стать интерфейсом, ороговеть, не чувствовать и умолкнуть.</text:span></text:span></text:p>
      <text:p text:style-name="P6"><text:span text:style-name="Source_20_Text"><text:span text:style-name="T5">–</text:span></text:span><text:span text:style-name="Source_20_Text"><text:span text:style-name="T8"> </text:span></text:span><text:span text:style-name="Source_20_Text"><text:span text:style-name="T5">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6">памяти</text:span></text:span><text:span text:style-name="Source_20_Text"><text:span text:style-name="T5">?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5">–</text:span></text:span><text:span text:style-name="Source_20_Text"><text:span text:style-name="T8"> </text:span></text:span><text:span text:style-name="Source_20_Text"><text:span text:style-name="T5">(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5">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6">faille</text:span></text:span><text:span text:style-name="Source_20_Text"><text:span text:style-name="T5"> истекает прекрасно, его рукава утончённой работы спадают с очень расширенных плечей до тугого сбора в длинные 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5">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5">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6">обращаясь к чему-то</text:span></text:span><text:span text:style-name="Source_20_Text"><text:span text:style-name="T5">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text:span></text:span><text:soft-page-break/><text:span text:style-name="Source_20_Text"><text:span text:style-name="T5">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6">им</text:span></text:span><text:span text:style-name="Source_20_Text"><text:span text:style-name="T5">.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5">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5">Сэнт-Блейз: Фрикшоу Два, </text:span></text:span><text:span text:style-name="Source_20_Text"><text:span text:style-name="T6">ты видишь это</text:span></text:span><text:span text:style-name="Source_20_Text"><text:span text:style-name="T5">, конец.</text:span></text:span></text:p>
      <text:p text:style-name="P6"><text:span text:style-name="Source_20_Text"><text:span text:style-name="T5">Ведомый: Это Фрикшоу Два—подтверждаю.</text:span></text:span></text:p>
      <text:p text:style-name="P6"><text:span text:style-name="Source_20_Text"><text:span text:style-name="T5">Сэнт-Блейз: Хорошо.</text:span></text:span></text:p>
      <text:p text:style-name="P6"><text:span text:style-name="Source_20_Text"><text:span text:style-name="T5">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5">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text:span></text:span><text:soft-page-break/><text:span text:style-name="Source_20_Text"><text:span text:style-name="T5">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5">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6">о</text:span></text:span><text:span text:style-name="Source_20_Text"><text:span text:style-name="T5">…. Каждое из лиц наблюдавших Вальтера Аша было кукольной сценой: на каждой отдельный спектакль.</text:span></text:span></text:p>
      <text:p text:style-name="P6"><text:span text:style-name="Source_20_Text"><text:span text:style-name="T5">...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5">...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6">аааххх</text:span></text:span><text:span text:style-name="Source_20_Text"><text:span text:style-name="T5">—</text:span></text:span></text:p>
      <text:p text:style-name="P6"><text:span text:style-name="Source_20_Text"><text:span text:style-name="T5">...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5">(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6">. . . mba rara m’eroto ondyoze . . . mbe mu munine m’oruroto ayo u n’omuinyo </text:span></text:span><text:span text:style-name="Source_20_Text"><text:span text:style-name="T5">(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oft-page-break/><text:span text:style-name="Source_20_Text"><text:span text:style-name="T5">–</text:span></text:span><text:span text:style-name="Source_20_Text"><text:span text:style-name="T8"> </text:span></text:span><text:span text:style-name="Source_20_Text"><text:span text:style-name="T5">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5">–</text:span></text:span><text:span text:style-name="Source_20_Text"><text:span text:style-name="T8"> </text:span></text:span><text:span text:style-name="Source_20_Text"><text:span text:style-name="T5">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5">–</text:span></text:span><text:span text:style-name="Source_20_Text"><text:span text:style-name="T8"> </text:span></text:span><text:span text:style-name="Source_20_Text"><text:span text:style-name="T5">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5">–</text:span></text:span><text:span text:style-name="Source_20_Text"><text:span text:style-name="T8"> </text:span></text:span><text:span text:style-name="Source_20_Text"><text:span text:style-name="T5">Нет, не угодно,– <text:s/>сухо отвечает Мехико,– но, да, полагаю кому-то надо этим заняться.</text:span></text:span></text:p>
      <text:p text:style-name="P6"><text:span text:style-name="Source_20_Text"><text:span text:style-name="T5">–</text:span></text:span><text:span text:style-name="Source_20_Text"><text:span text:style-name="T8"> </text:span></text:span><text:span text:style-name="Source_20_Text"><text:span text:style-name="T5">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5">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диски. А значит он должен верить другим. И </text:span></text:span><text:span text:style-name="Source_20_Text"><text:span text:style-name="T6">это</text:span></text:span><text:span text:style-name="Source_20_Text"><text:span text:style-name="T5">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6">не помнит</text:span></text:span><text:span text:style-name="Source_20_Text"><text:span text:style-name="T5">,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5">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5">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4"><draw:image xlink:href="Pictures/1000000000000B720000009B428C9716555D8079.png" xlink:type="simple" xlink:show="embed" xlink:actuate="onLoad" loext:mime-type="image/png"/></draw:frame><text:span text:style-name="Source_20_Text"><text:span text:style-name="T5">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6">détente </text:span></text:span><text:span text:style-name="Source_20_Text"><text:span text:style-name="T5">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6">Die Faust Hoch</text:span></text:span><text:span text:style-name="Source_20_Text"><text:span text:style-name="T5">,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oft-page-break/><text:span text:style-name="Source_20_Text"><text:span text:style-name="T5">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8"><text:s/></text:span></text:span><text:span text:style-name="Source_20_Text"><text:span text:style-name="T5">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5">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6">этим</text:span></text:span><text:span text:style-name="Source_20_Text"><text:span text:style-name="T5">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5">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6">Октября</text:span></text:span><text:span text:style-name="Source_20_Text"><text:span text:style-name="T5">, не при эт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5">Армия ЛЮБОВНИКОВ МОЖЕТ БЫТЬ ПОБЕЖДЕНА.</text:span></text:span></text:p>
      <text:p text:style-name="Standard_20__28_user_29_"><text:span text:style-name="Source_20_Text"><text:span text:style-name="T5">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6">аах</text:span></text:span><text:span text:style-name="Source_20_Text"><text:span text:style-name="T5">,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6">мужское превосходство</text:span></text:span><text:span text:style-name="Source_20_Text"><text:span text:style-name="T5">...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5">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text:span></text:span><text:soft-page-break/><text:span text:style-name="Source_20_Text"><text:span text:style-name="T5">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5">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6">а с</text:span></text:span><text:span text:style-name="Source_20_Text"><text:span text:style-name="T5"> </text:span></text:span><text:span text:style-name="Source_20_Text"><text:span text:style-name="T6">Еврейкой…</text:span></text:span><text:span text:style-name="Source_20_Text"><text:span text:style-name="T5">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пристанывая… <text:s/></text:span></text:span><text:span text:style-name="Source_20_Text"><text:span text:style-name="T6">Я знаю, что можно кончать вместе…</text:span></text:span><text:span text:style-name="Source_20_Text"><text:span text:style-name="T5">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5">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5">–</text:span></text:span><text:span text:style-name="Source_20_Text"><text:span text:style-name="T8"> </text:span></text:span><text:span text:style-name="Source_20_Text"><text:span text:style-name="T5">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5">–</text:span></text:span><text:span text:style-name="Source_20_Text"><text:span text:style-name="T8"> </text:span></text:span><text:span text:style-name="Source_20_Text"><text:span text:style-name="T5">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5">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5">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text:span></text:span><text:soft-page-break/><text:span text:style-name="Source_20_Text"><text:span text:style-name="T5">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5">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5">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6">Fickt es,</text:span></text:span><text:span text:style-name="Source_20_Text"><text:span text:style-name="T5"> фраза, что вскоре станет бессмертной, звенит до небес, прокатывается над страной, </text:span></text:span><text:span text:style-name="Source_20_Text"><text:span text:style-name="T6"><text:s/>Ja, fickt es! </text:span></text:span><text:span text:style-name="Source_20_Text"><text:span text:style-name="T5">–«Я возвращаю всех солдат домой. Мы закроем все оружейные заводы, мы утопим всё 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5">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5">Армия ЛЮБОВНИКОВ МОЖЕТ БЫТЬ ПОБЕЖДЕНА.</text:span></text:span></text:p>
      <text:p text:style-name="Standard_20__28_user_29_"><text:span text:style-name="Source_20_Text"><text:span text:style-name="T5">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5">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5">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5">Но он качал головой: –«Это разное, Лени. Важно довести функцию до её предела. Δt всего лишь способ достичь этого.»</text:span></text:span></text:p>
      <text:p text:style-name="Standard_20__28_user_29_"><text:soft-page-break/><text:span text:style-name="Source_20_Text"><text:span text:style-name="T5">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6">Нибелунгов</text:span></text:span><text:span text:style-name="Source_20_Text"><text:span text:style-name="T5">.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5">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5">Но он ответил: –«Попробуй спроектируй что-то в этом роде и чтобы работало».</text:span></text:span></text:p>
      <text:p text:style-name="Standard_20__28_user_29_"><text:span text:style-name="Source_20_Text"><text:span text:style-name="T5">Они посмотрели <text:s/></text:span></text:span><text:span text:style-name="Source_20_Text"><text:span text:style-name="T6">Die Frau im Mond</text:span></text:span><text:span text:style-name="Source_20_Text"><text:span text:style-name="T5">.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pan text:style-name="Source_20_Text"><text:span text:style-name="T5">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5">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5">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6">Hinterhöfe</text:span></text:span><text:span text:style-name="Source_20_Text"><text:span text:style-name="T5">.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text:span></text:span><text:soft-page-break/><text:span text:style-name="Source_20_Text"><text:span text:style-name="T5">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5">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5">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6">ложись</text:span></text:span><text:span text:style-name="Source_20_Text"><text:span text:style-name="T5">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5">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6">Schnellbahnwagen</text:span></text:span><text:span text:style-name="Source_20_Text"><text:span text:style-name="T5">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5">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6">этого никто раньше не делал</text:span></text:span><text:span text:style-name="Source_20_Text"><text:span text:style-name="T5">. Я бы не поверил Лени я видел нечто, чего никто раньше не делал….</text:span></text:span></text:p>
      <text:p text:style-name="Standard_20__28_user_29_"><text:span text:style-name="Source_20_Text"><text:span text:style-name="T5">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6">Wandervögel</text:span></text:span><text:span text:style-name="Source_20_Text"><text:span text:style-name="T5"> идиотизма бегать всю ночь по болоту называя себя Обществом Навигации в Пространстве?</text:span></text:span></text:p>
      <text:p text:style-name="Standard_20__28_user_29_"><text:soft-page-break/><text:span text:style-name="Source_20_Text"><text:span text:style-name="T5">Лени выросла в Любеке, в ряду </text:span></text:span><text:span text:style-name="Source_20_Text"><text:span text:style-name="T6">kleinbürger</text:span></text:span><text:span text:style-name="Source_20_Text"><text:span text:style-name="T5">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6">должно</text:span></text:span><text:span text:style-name="Source_20_Text"><text:span text:style-name="T5">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5">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6">Bürgerlichkeit, </text:span></text:span><text:span text:style-name="Source_20_Text"><text:span text:style-name="T5"><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5">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5">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6">Raketenflugplatz</text:span></text:span><text:span text:style-name="Source_20_Text"><text:span text:style-name="T5">,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5">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5">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5">–</text:span></text:span><text:span text:style-name="Source_20_Text"><text:span text:style-name="T8"> </text:span></text:span><text:span text:style-name="Source_20_Text"><text:span text:style-name="T5">Если он сюда придёт, скажи ты меня не видела.</text:span></text:span></text:p>
      <text:p text:style-name="Standard_20__28_user_29_"><text:span text:style-name="Source_20_Text"><text:span text:style-name="T5">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6">чересчур</text:span></text:span><text:span text:style-name="Source_20_Text"><text:span text:style-name="T5">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6">Schloss Vollrads, Zeltinger, Piesporter—</text:span></text:span><text:span text:style-name="Source_20_Text"><text:span text:style-name="T5">тут Особый Случай.</text:span></text:span></text:p>
      <text:p text:style-name="Standard_20__28_user_29_"><text:span text:style-name="Source_20_Text"><text:span text:style-name="T5">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6">Knallt ab den Juden Rathenau,</text:span></text:span></text:p>
      <text:p text:style-name="Standard_20__28_user_29_"><text:span text:style-name="Source_20_Text"><text:span text:style-name="T6">Die gottverdammte Judensau . . </text:span></text:span><text:span text:style-name="Source_20_Text"><text:span text:style-name="T5">.</text:span></text:span></text:p>
      <text:p text:style-name="Standard_20__28_user_29_"/>
      <text:p text:style-name="Standard_20__28_user_29_"><text:span text:style-name="Source_20_Text"><text:span text:style-name="T5">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5">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text:span></text:span><text:soft-page-break/><text:span text:style-name="Source_20_Text"><text:span text:style-name="T5">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6">Interessengemeinschaft</text:span></text:span><text:span text:style-name="Source_20_Text"><text:span text:style-name="T5">,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5">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5">В толпе глаза её встрелили взгляд Петера. «Я ушла от него»,– шепнула она кивая, когда они пожимали рук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6">его</text:span></text:span><text:span text:style-name="Source_20_Text"><text:span text:style-name="T5">, так же, как не принадлежала Франц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Да, конечно. Что происходит?</text:span></text:span></text:p>
      <text:p text:style-name="Standard_20__28_user_29_"><text:span text:style-name="Source_20_Text"><text:span text:style-name="T5">Он фыркает, выражая </text:span></text:span><text:span text:style-name="Source_20_Text"><text:span text:style-name="T6">они мне не сказали</text:span></text:span><text:span text:style-name="Source_20_Text"><text:span text:style-name="T5">.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5">Зачем им нужен Ратенау в эту ночь? Что Цезарь на самом деле сказал своему протеже, когда рухнул? <text:s/></text:span></text:span><text:span text:style-name="Source_20_Text"><text:span text:style-name="T6">Et tu, Brute,</text:span></text:span><text:span text:style-name="Source_20_Text"><text:span text:style-name="T5">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6">et-tu-Brute. </text:span></text:span><text:span text:style-name="Source_20_Text"><text:span text:style-name="T5">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5">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5">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text:span></text:span><text:soft-page-break/><text:span text:style-name="Source_20_Text"><text:span text:style-name="T5">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6">такое</text:span></text:span><text:span text:style-name="Source_20_Text"><text:span text:style-name="T5">,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5">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6">Herrenklub</text:span></text:span><text:span text:style-name="Source_20_Text"><text:span text:style-name="T5">—«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5">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слушаю, херр Ратенау,– отвечает Смарагд из ИГ Фарбен.</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6">V-Mann</text:span></text:span><text:span text:style-name="Source_20_Text"><text:span text:style-name="T5">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6">никогда не увидим</text:span></text:span><text:span text:style-name="Source_20_Text"><text:span text:style-name="T5">.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text:span></text:span><text:soft-page-break/><text:span text:style-name="Source_20_Text"><text:span text:style-name="T5">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6">Нашу</text:span></text:span><text:span text:style-name="Source_20_Text"><text:span text:style-name="T5"> ИГ, я бы сказал,– отвечает Смарагд с более, чем обычной натянутостью и холод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5">–</text:span></text:span><text:span text:style-name="Source_20_Text"><text:span text:style-name="T8"> <text:s/></text:span></text:span><text:span text:style-name="Source_20_Text"><text:span text:style-name="T5">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5">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5"><draw:image xlink:href="Pictures/1000000000000B720000009B428C9716555D8079.png" xlink:type="simple" xlink:show="embed" xlink:actuate="onLoad" loext:mime-type="image/png"/></draw:frame><text:span text:style-name="Source_20_Text"><text:span text:style-name="T5">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text:span></text:span><text:soft-page-break/><text:span text:style-name="Source_20_Text"><text:span text:style-name="T5">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5">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5">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6">cortex</text:span></text:span><text:span text:style-name="Source_20_Text"><text:span text:style-name="T5">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6">Cor, Tex</text:span></text:span><text:span text:style-name="Source_20_Text"><text:span text:style-name="T5">!")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5">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6">словами его надежды</text:span></text:span><text:span text:style-name="Source_20_Text"><text:span text:style-name="T5">,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5">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text:span></text:span><text:soft-page-break/><text:span text:style-name="Source_20_Text"><text:span text:style-name="T5">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6">Times </text:span></text:span><text:span text:style-name="Source_20_Text"><text:span text:style-name="T5">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6">Генри V, </text:span></text:span><text:span text:style-name="Source_20_Text"><text:span text:style-name="T5">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2"><text:s/>-</text:span></text:span><text:span text:style-name="Source_20_Text"><text:span text:style-name="T5">35, </text:span></text:span><text:span text:style-name="Source_20_Text"><text:span text:style-name="T12">-</text:span></text:span><text:span text:style-name="Source_20_Text"><text:span text:style-name="T5">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6">выдерживают</text:span></text:span><text:span text:style-name="Source_20_Text"><text:span text:style-name="T5">.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эльс…</text:span></text:span></text:p>
      <text:p text:style-name="Standard_20__28_user_29_"><text:span text:style-name="Source_20_Text"><text:span text:style-name="T5">–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Уж ты конечно, веришь,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что нет? А ты ка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не знаю. Сегодня не чувствую себя еврее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text:span></text:span><text:soft-page-break/><text:span text:style-name="Source_20_Text"><text:span text:style-name="T5">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5">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5">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pan text:style-name="Source_20_Text"><text:span text:style-name="T5">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И ты туда же?</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товски непатриотичный разговор.</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5">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6">мим</text:span></text:span><text:span text:style-name="Source_20_Text"><text:span text:style-name="T5">,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то значит «видишь ли»? Я </text:span></text:span><text:span text:style-name="Source_20_Text"><text:span text:style-name="T6">не</text:span></text:span><text:span text:style-name="Source_20_Text"><text:span text:style-name="T5">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не видишь </text:span></text:span><text:span text:style-name="Source_20_Text"><text:span text:style-name="T6">их</text:span></text:span><text:span text:style-name="Source_20_Text"><text:span text:style-name="T5">,–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у, к лаю это точ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text:span></text:span><text:soft-page-break/><text:span text:style-name="Source_20_Text"><text:span text:style-name="T5">из госпиталя. Обратно в </text:span></text:span><text:span text:style-name="Source_20_Text"><text:span text:style-name="T6">это</text:span></text:span><text:span text:style-name="Source_20_Text"><text:span text:style-name="T5">?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6">назначалось пасть первыми</text:span></text:span><text:span text:style-name="Source_20_Text"><text:span text:style-name="T5">.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6">нам</text:span></text:span><text:span text:style-name="Source_20_Text"><text:span text:style-name="T5">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6">моё</text:span></text:span><text:span text:style-name="Source_20_Text"><text:span text:style-name="T5">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6">известно</text:span></text:span><text:span text:style-name="Source_20_Text"><text:span text:style-name="T5">, Пойнтсмен! Что фронт в Ев-ропе однажды </text:span></text:span><text:span text:style-name="Source_20_Text"><text:span text:style-name="T6">должен</text:span></text:span><text:span text:style-name="Source_20_Text"><text:span text:style-name="T5"> сложиться таким образом, а? что продвинется к востоку, сделает ракеты необходимостью, </text:span></text:span><text:span text:style-name="Source_20_Text"><text:span text:style-name="T6">известно</text:span></text:span><text:span text:style-name="Source_20_Text"><text:span text:style-name="T5">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прав, Гвендвихи,– рассудительно прихлёбывая чай,– это очень паранойно.</text:span></text:span></text:p>
      <text:p text:style-name="Standard_20__28_user_29_"><text:span text:style-name="Source_20_Text"><text:span text:style-name="T5">–</text:span></text:span><text:span text:style-name="Source_20_Text"><text:span text:style-name="T8"> </text:span></text:span><text:span text:style-name="Source_20_Text"><text:span text:style-name="T5">Это правда.– Он достаёт праздничную бутылку Бочки 69 и готов налить им для тоста.</text:span></text:span></text:p>
      <text:p text:style-name="Standard_20__28_user_29_"><text:span text:style-name="Source_20_Text"><text:span text:style-name="T5">–</text:span></text:span><text:span text:style-name="Source_20_Text"><text:span text:style-name="T8"> </text:span></text:span><text:span text:style-name="Source_20_Text"><text:span text:style-name="T5">За младенцев!– ухмыляется полностью чокнутый.</text:span></text:span></text:p>
      <text:p text:style-name="Standard_20__28_user_29_"><text:span text:style-name="Source_20_Text"><text:span text:style-name="T5">–</text:span></text:span><text:span text:style-name="Source_20_Text"><text:span text:style-name="T8"> </text:span></text:span><text:span text:style-name="Source_20_Text"><text:span text:style-name="T5">Младенцев, Гвендвих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А, я составлял свою </text:span></text:span><text:span text:style-name="Source_20_Text"><text:span text:style-name="T6">личную</text:span></text:span><text:span text:style-name="Source_20_Text"><text:span text:style-name="T5">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огда за странность всего этого. Несчастные сволочата.</text:span></text:span></text:p>
      <text:p text:style-name="Standard_20__28_user_29_"><text:span text:style-name="Source_20_Text"><text:span text:style-name="T5">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text:span></text:span><text:soft-page-break/><text:span text:style-name="Source_20_Text"><text:span text:style-name="T5">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6"><draw:image xlink:href="Pictures/1000000000000B720000009B428C9716555D8079.png" xlink:type="simple" xlink:show="embed" xlink:actuate="onLoad" loext:mime-type="image/png"/></draw:frame><text:span text:style-name="Source_20_Text"><text:span text:style-name="T5">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5">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5">Пантомима куда дядя Роджер водил их всех сегодня днём называлась </text:span></text:span><text:span text:style-name="Source_20_Text"><text:span text:style-name="T6">Гансель и Гретель</text:span></text:span><text:span text:style-name="Source_20_Text"><text:span text:style-name="T5">.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5">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5">Пусть вас ничто не тревожит,</text:span></text:span></text:p>
      <text:p text:style-name="Standard_20__28_user_29_"><text:span text:style-name="Source_20_Text"><text:span text:style-name="T5">Тогда мы увидим, быть может</text:span></text:span></text:p>
      <text:p text:style-name="Standard_20__28_user_29_"><text:span text:style-name="Source_20_Text"><text:span text:style-name="T5">Что-то, что вам не заметно пока—</text:span></text:span></text:p>
      <text:p text:style-name="Standard_20__28_user_29_"><text:span text:style-name="Source_20_Text"><text:span text:style-name="T5">Большое, злючее, колючее</text:span></text:span></text:p>
      <text:p text:style-name="Standard_20__28_user_29_"><text:span text:style-name="Source_20_Text"><text:span text:style-name="T5">тянется вцепиться вам в бока</text:span></text:span></text:p>
      <text:p text:style-name="Standard_20__28_user_29_"><text:span text:style-name="Source_20_Text"><text:span text:style-name="T5">О, садовнику сегодня радуга нужна,</text:span></text:span></text:p>
      <text:p text:style-name="Standard_20__28_user_29_"><text:span text:style-name="Source_20_Text"><text:span text:style-name="T5">Мусорщик свой галстук нагладил, повязал..</text:span></text:span></text:p>
      <text:p text:style-name="Standard_20__28_user_29_"><text:span text:style-name="Source_20_Text"><text:span text:style-name="T5">И каждый идёт и песенку поёт</text:span></text:span></text:p>
      <text:p text:style-name="Standard_20__28_user_29_"><text:span text:style-name="Source_20_Text"><text:span text:style-name="T5">Вместе с круглым лицом в небесах. Ах!</text:span></text:span></text:p>
      <text:p text:style-name="Standard_20__28_user_29_"/>
      <text:p text:style-name="Standard_20__28_user_29_"><text:span text:style-name="Source_20_Text"><text:span text:style-name="T5">Прекрасный в небе дом из полиэтилена</text:span></text:span></text:p>
      <text:p text:style-name="Standard_20__28_user_29_"><text:span text:style-name="Source_20_Text"><text:span text:style-name="T5">Из платины кегли у тебя в руках—</text:span></text:span></text:p>
      <text:p text:style-name="Standard_20__28_user_29_"><text:span text:style-name="Source_20_Text"><text:span text:style-name="T5">О, мама твоя большой толстый пулемёт</text:span></text:span></text:p>
      <text:p text:style-name="Standard_20__28_user_29_"><text:span text:style-name="Source_20_Text"><text:span text:style-name="T5">А папа страшный молодец</text:span></text:span></text:p>
      <text:p text:style-name="forward"><text:span text:style-name="Source_20_Text">(Шёпотом и стакатто):</text:span></text:p>
      <text:p text:style-name="Standard_20__28_user_29_"><text:span text:style-name="Source_20_Text"><text:span text:style-name="T5">О, менеджер посасывает трубку,</text:span></text:span></text:p>
      <text:p text:style-name="Standard_20__28_user_29_"><text:span text:style-name="Source_20_Text"><text:span text:style-name="T5">Банкиры поедают своих жён,</text:span></text:span></text:p>
      <text:p text:style-name="Standard_20__28_user_29_"><text:span text:style-name="Source_20_Text"><text:span text:style-name="T5">Весь мир вверх дном, ходуном от оркестра</text:span></text:span></text:p>
      <text:p text:style-name="Standard_20__28_user_29_"><text:span text:style-name="Source_20_Text"><text:span text:style-name="T5">Так выверни свои карманы и получи сюрприз—</text:span></text:span></text:p>
      <text:p text:style-name="Standard_20__28_user_29_"/>
      <text:p text:style-name="Standard_20__28_user_29_"><text:span text:style-name="Source_20_Text"><text:span text:style-name="T5">Выверни свои карманы и-получи сюр-приз</text:span></text:span></text:p>
      <text:p text:style-name="Standard_20__28_user_29_"><text:soft-page-break/><text:span text:style-name="Source_20_Text"><text:span text:style-name="T5">Там пусто, абсо-лютно ни души!</text:span></text:span></text:p>
      <text:p text:style-name="Standard_20__28_user_29_"><text:span text:style-name="Source_20_Text"><text:span text:style-name="T5">И лампы над ступеньками все гаснут,</text:span></text:span></text:p>
      <text:p text:style-name="Standard_20__28_user_29_"><text:span text:style-name="Source_20_Text"><text:span text:style-name="T5">Окончен бал, сезон для ламп закрыт…</text:span></text:span></text:p>
      <text:p text:style-name="Standard_20__28_user_29_"><text:span text:style-name="Source_20_Text"><text:span text:style-name="T5">А где-то <text:s/>пальмы шепчутся на пляже</text:span></text:span></text:p>
      <text:p text:style-name="Standard_20__28_user_29_"><text:span text:style-name="Source_20_Text"><text:span text:style-name="T5">Спасатель не устаёт вздыхать,</text:span></text:span></text:p>
      <text:p text:style-name="Standard_20__28_user_29_"><text:span text:style-name="Source_20_Text"><text:span text:style-name="T5">А голоса, что слышишь ты, это Парень и Девушка Года,</text:span></text:span></text:p>
      <text:p text:style-name="Standard_20__28_user_29_"><text:span text:style-name="Source_20_Text"><text:span text:style-name="T5">Из тех детей, кто должен научится умирать….</text:span></text:span></text:p>
      <text:p text:style-name="Standard_20__28_user_29_"/>
      <text:p text:style-name="Standard_20__28_user_29_"><text:span text:style-name="Source_20_Text"><text:span text:style-name="T5">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5">–</text:span></text:span><text:span text:style-name="Source_20_Text"><text:span text:style-name="T8"> </text:span></text:span><text:span text:style-name="Source_20_Text"><text:span text:style-name="T5">Нет,– шепчет она громко.– <text:s/>Я не хочу. Ты не он. Я не знаю кто ты, но ты не мой отец. Уходи.</text:span></text:span></text:p>
      <text:p text:style-name="Standard_20__28_user_29_"><text:span text:style-name="Source_20_Text"><text:span text:style-name="T5">Его подлокотники и ножки напряжённо молчат. Она всматривается.</text:span></text:span></text:p>
      <text:p text:style-name="Standard_20__28_user_29_"><text:span text:style-name="Source_20_Text"><text:span text:style-name="T6">Я только хочу навестить тебя.</text:span></text:span></text:p>
      <text:p text:style-name="Standard_20__28_user_29_"><text:span text:style-name="Source_20_Text"><text:span text:style-name="T5">–</text:span></text:span><text:span text:style-name="Source_20_Text"><text:span text:style-name="T8"> </text:span></text:span><text:span text:style-name="Source_20_Text"><text:span text:style-name="T5">Ты хочешь меня сделать одержимой.</text:span></text:span></text:p>
      <text:p text:style-name="Standard_20__28_user_29_"><text:span text:style-name="Source_20_Text"><text:span text:style-name="T5">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5">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5">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5">Если её не достанут ракеты, всё равно остаётся её лейтенант. Чёртов Бобёр/Джереми и </text:span></text:span><text:span text:style-name="Source_20_Text"><text:span text:style-name="T6">есть</text:span></text:span><text:span text:style-name="Source_20_Text"><text:span text:style-name="T5"> Война, он каждое из утверждений когда-либо выдвинутых ёбаной Войной—что мы </text:span></text:span><text:soft-page-break/><text:span text:style-name="Source_20_Text"><text:span text:style-name="T5">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pan text:style-name="Source_20_Text"><text:span text:style-name="T5">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5">Его деяние веры. На улице ребятишки поют:</text:span></text:span></text:p>
      <text:p text:style-name="Standard_20__28_user_29_"/>
      <text:p text:style-name="Standard_20__28_user_29_"><text:span text:style-name="Source_20_Text"><text:span text:style-name="T5">Слышишь, ангелы сходят с небес, трубя:</text:span></text:span></text:p>
      <text:p text:style-name="Standard_20__28_user_29_"><text:span text:style-name="Source_20_Text"><text:span text:style-name="T5">М-с Симпсон украла нашего Короля…</text:span></text:span></text:p>
      <text:p text:style-name="Standard_20__28_user_29_"/>
      <text:p text:style-name="Standard_20__28_user_29_"><text:span text:style-name="Source_20_Text"><text:span text:style-name="T5">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5">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7"><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4T09:26:43.637974123</dc:date>
    <meta:editing-cycles>14</meta:editing-cycles>
    <meta:editing-duration>P7DT4H22M</meta:editing-duration>
    <meta:generator>LibreOffice/6.1.5.2$Linux_X86_64 LibreOffice_project/10$Build-2</meta:generator>
    <meta:document-statistic meta:table-count="0" meta:image-count="18" meta:object-count="0" meta:page-count="96" meta:paragraph-count="821" meta:word-count="53323" meta:character-count="362478" meta:non-whitespace-character-count="309790"/>
  </office:meta>
</office:document-meta>
</file>